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3" style:family="text"/>
    <style:style style:name="T3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5" style:family="text"/>
    <style:style style:name="T3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7" style:family="text"/>
    <style:style style:name="T3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9" style:family="text"/>
    <style:style style:name="T3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11" style:family="text"/>
    <style:style style:name="T3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13" style:family="text"/>
    <style:style style:name="T3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15" style:family="text"/>
    <style:style style:name="T3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17" style:family="text"/>
    <style:style style:name="T3_1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19" style:family="text"/>
    <style:style style:name="T3_2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21" style:family="text"/>
    <style:style style:name="T3_2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23" style:family="text"/>
    <style:style style:name="T3_2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25" style:family="text"/>
    <style:style style:name="T3_2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_27" style:family="text"/>
    <style:style style:name="T3_2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4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09" style:family="text"/>
    <style:style style:name="T4_110" style:family="text"/>
    <style:style style:name="T4_1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1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1" style:family="text"/>
    <style:style style:name="T4_2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2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4_3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5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6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6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7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7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7_7" style:family="text"/>
    <style:style style:name="T7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9" style:family="text"/>
    <style:style style:name="T7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11" style:family="text"/>
    <style:style style:name="T7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13" style:family="text"/>
    <style:style style:name="T7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15" style:family="text"/>
    <style:style style:name="T7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17" style:family="text"/>
    <style:style style:name="T7_1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19" style:family="text"/>
    <style:style style:name="T7_2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21" style:family="text"/>
    <style:style style:name="T7_2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23" style:family="text"/>
    <style:style style:name="T7_2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25" style:family="text"/>
    <style:style style:name="T7_2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27" style:family="text"/>
    <style:style style:name="T7_2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29" style:family="text"/>
    <style:style style:name="T7_3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31" style:family="text"/>
    <style:style style:name="T7_3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33" style:family="text"/>
    <style:style style:name="T7_3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35" style:family="text"/>
    <style:style style:name="T7_3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37" style:family="text"/>
    <style:style style:name="T7_3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7_39" style:family="text"/>
    <style:style style:name="T7_4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3" style:family="text"/>
    <style:style style:name="T9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5" style:family="text"/>
    <style:style style:name="T9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7" style:family="text"/>
    <style:style style:name="T9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9_9" style:family="text"/>
    <style:style style:name="T9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1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2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1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2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2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13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3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7" style:family="text"/>
    <style:style style:name="T13_8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9" style:family="text"/>
    <style:style style:name="T13_10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1" style:family="text"/>
    <style:style style:name="T13_12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3" style:family="text"/>
    <style:style style:name="T13_14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5" style:family="text"/>
    <style:style style:name="T13_16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7" style:family="text"/>
    <style:style style:name="T13_18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19" style:family="text"/>
    <style:style style:name="T13_20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1" style:family="text"/>
    <style:style style:name="T13_22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3" style:family="text"/>
    <style:style style:name="T13_24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5" style:family="text"/>
    <style:style style:name="T13_26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7" style:family="text"/>
    <style:style style:name="T13_28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29" style:family="text"/>
    <style:style style:name="T13_30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13_31" style:family="text"/>
    <style:style style:name="T13_32" style:family="text">
      <style:text-properties fo:color="#1155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5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5_1" style:family="text"/>
    <style:style style:name="T15_2" style:family="text"/>
    <style:style style:name="T15_3" style:family="text">
      <style:text-properties fo:color="#1155cc" style:text-underline-style="solid" style:text-underline-color="font-color"/>
    </style:style>
    <style:style style:name="T15_4" style:family="text"/>
    <style:style style:name="T15_5" style:family="text">
      <style:text-properties fo:color="#1155cc" style:text-underline-style="solid" style:text-underline-color="font-color"/>
    </style:style>
    <style:style style:name="T15_6" style:family="text"/>
    <style:style style:name="T15_7" style:family="text">
      <style:text-properties fo:color="#1155cc" style:text-underline-style="solid" style:text-underline-color="font-color"/>
    </style:style>
    <style:style style:name="T15_8" style:family="text"/>
    <style:style style:name="T15_9" style:family="text">
      <style:text-properties fo:color="#1155cc" style:text-underline-style="solid" style:text-underline-color="font-color"/>
    </style:style>
    <style:style style:name="T15_10" style:family="text"/>
    <style:style style:name="T15_11" style:family="text">
      <style:text-properties fo:color="#1155cc" style:text-underline-style="solid" style:text-underline-color="font-color"/>
    </style:style>
    <style:style style:name="T15_12" style:family="text"/>
    <style:style style:name="T15_13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7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T17_105" style:family="text"/>
    <style:style style:name="T17_106" style:family="text"/>
    <style:style style:name="T17_107" style:family="text"/>
    <style:style style:name="T17_108" style:family="text"/>
    <style:style style:name="T17_109" style:family="text"/>
    <style:style style:name="T17_110" style:family="text"/>
    <style:style style:name="T17_111" style:family="text"/>
    <style:style style:name="T17_112" style:family="text"/>
    <style:style style:name="T17_113" style:family="text"/>
    <style:style style:name="T17_114" style:family="text"/>
    <style:style style:name="T17_115" style:family="text"/>
    <style:style style:name="T17_116" style:family="text"/>
    <style:style style:name="T17_117" style:family="text"/>
    <style:style style:name="T17_118" style:family="text"/>
    <style:style style:name="T17_119" style:family="text"/>
    <style:style style:name="T17_120" style:family="text"/>
    <style:style style:name="T17_121" style:family="text"/>
    <style:style style:name="T17_122" style:family="text"/>
    <style:style style:name="T17_123" style:family="text"/>
    <style:style style:name="T17_124" style:family="text"/>
    <style:style style:name="T17_125" style:family="text"/>
    <style:style style:name="T17_126" style:family="text"/>
    <style:style style:name="T17_127" style:family="text"/>
    <style:style style:name="T17_128" style:family="text"/>
    <style:style style:name="T17_129" style:family="text"/>
    <style:style style:name="T17_130" style:family="text"/>
    <style:style style:name="T17_131" style:family="text"/>
    <style:style style:name="T17_132" style:family="text"/>
    <style:style style:name="T17_133" style:family="text"/>
    <style:style style:name="T17_134" style:family="text"/>
    <style:style style:name="T17_135" style:family="text"/>
    <style:style style:name="T17_136" style:family="text"/>
    <style:style style:name="T17_137" style:family="text"/>
    <style:style style:name="T17_138" style:family="text"/>
    <style:style style:name="T17_139" style:family="text"/>
    <style:style style:name="T17_140" style:family="text"/>
    <style:style style:name="T17_141" style:family="text"/>
    <style:style style:name="T17_142" style:family="text"/>
    <style:style style:name="T17_143" style:family="text"/>
    <style:style style:name="T17_144" style:family="text"/>
    <style:style style:name="T17_145" style:family="text"/>
    <style:style style:name="T17_146" style:family="text"/>
    <style:style style:name="T17_147" style:family="text"/>
    <style:style style:name="T17_148" style:family="text"/>
    <style:style style:name="T17_149" style:family="text"/>
    <style:style style:name="T17_150" style:family="text"/>
    <style:style style:name="T17_151" style:family="text"/>
    <style:style style:name="T17_152" style:family="text"/>
    <style:style style:name="T17_153" style:family="text"/>
    <style:style style:name="T17_154" style:family="text"/>
    <style:style style:name="T17_155" style:family="text"/>
    <style:style style:name="T17_156" style:family="text"/>
    <style:style style:name="T17_157" style:family="text"/>
    <style:style style:name="T17_158" style:family="text"/>
    <style:style style:name="T17_159" style:family="text"/>
    <style:style style:name="T17_160" style:family="text"/>
    <style:style style:name="T17_161" style:family="text"/>
    <style:style style:name="T17_162" style:family="text"/>
    <style:style style:name="T17_163" style:family="text"/>
    <style:style style:name="T17_164" style:family="text"/>
    <style:style style:name="T17_165" style:family="text"/>
    <style:style style:name="T17_166" style:family="text"/>
    <style:style style:name="T17_167" style:family="text"/>
    <style:style style:name="T17_168" style:family="text"/>
    <style:style style:name="T17_169" style:family="text"/>
    <style:style style:name="T17_170" style:family="text"/>
    <style:style style:name="T17_171" style:family="text"/>
    <style:style style:name="T17_172" style:family="text"/>
    <style:style style:name="T17_173" style:family="text"/>
    <style:style style:name="T17_174" style:family="text"/>
    <style:style style:name="T17_175" style:family="text"/>
    <style:style style:name="T17_176" style:family="text"/>
    <style:style style:name="T17_177" style:family="text"/>
    <style:style style:name="T17_178" style:family="text"/>
    <style:style style:name="T17_179" style:family="text"/>
    <style:style style:name="T17_180" style:family="text"/>
    <style:style style:name="T17_181" style:family="text"/>
    <style:style style:name="T17_182" style:family="text"/>
    <style:style style:name="T17_183" style:family="text"/>
    <style:style style:name="T17_184" style:family="text"/>
    <style:style style:name="T17_185" style:family="text"/>
    <style:style style:name="T17_186" style:family="text"/>
    <style:style style:name="T17_187" style:family="text"/>
    <style:style style:name="T17_188" style:family="text"/>
    <style:style style:name="T17_189" style:family="text"/>
    <style:style style:name="T17_190" style:family="text"/>
    <style:style style:name="T17_191" style:family="text"/>
    <style:style style:name="T17_192" style:family="text"/>
    <style:style style:name="T17_193" style:family="text"/>
    <style:style style:name="T17_194" style:family="text"/>
    <style:style style:name="T17_195" style:family="text"/>
    <style:style style:name="T17_196" style:family="text"/>
    <style:style style:name="T17_197" style:family="text"/>
    <style:style style:name="T17_198" style:family="text"/>
    <style:style style:name="T17_199" style:family="text"/>
    <style:style style:name="T17_200" style:family="text"/>
    <style:style style:name="T17_201" style:family="text"/>
    <style:style style:name="T17_202" style:family="text"/>
    <style:style style:name="T17_203" style:family="text"/>
    <style:style style:name="T17_204" style:family="text"/>
    <style:style style:name="T17_205" style:family="text"/>
    <style:style style:name="T17_206" style:family="text"/>
    <style:style style:name="T17_207" style:family="text"/>
    <style:style style:name="T17_208" style:family="text"/>
    <style:style style:name="T17_209" style:family="text"/>
    <style:style style:name="T17_210" style:family="text"/>
    <style:style style:name="P18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19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T20_25" style:family="text"/>
    <style:style style:name="T20_26" style:family="text">
      <style:text-properties fo:color="#1155cc" style:text-underline-style="solid" style:text-underline-color="font-color"/>
    </style:style>
    <style:style style:name="T20_27" style:family="text"/>
    <style:style style:name="T20_28" style:family="text">
      <style:text-properties fo:color="#1155cc" style:text-underline-style="solid" style:text-underline-color="font-color"/>
    </style:style>
    <style:style style:name="T20_29" style:family="text"/>
    <style:style style:name="T20_30" style:family="text">
      <style:text-properties fo:color="#1155cc" style:text-underline-style="solid" style:text-underline-color="font-color"/>
    </style:style>
    <style:style style:name="T20_31" style:family="text"/>
    <style:style style:name="T20_32" style:family="text">
      <style:text-properties fo:color="#1155cc" style:text-underline-style="solid" style:text-underline-color="font-color"/>
    </style:style>
    <style:style style:name="T20_33" style:family="text"/>
    <style:style style:name="T20_34" style:family="text">
      <style:text-properties fo:color="#1155cc" style:text-underline-style="solid" style:text-underline-color="font-color"/>
    </style:style>
    <style:style style:name="T20_35" style:family="text"/>
    <style:style style:name="T20_36" style:family="text">
      <style:text-properties fo:color="#1155cc" style:text-underline-style="solid" style:text-underline-color="font-color"/>
    </style:style>
    <style:style style:name="T20_37" style:family="text"/>
    <style:style style:name="T20_38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22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22_1" style:family="text"/>
    <style:style style:name="T22_2" style:family="text"/>
    <style:style style:name="T22_3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24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T24_143" style:family="text"/>
    <style:style style:name="T24_144" style:family="text"/>
    <style:style style:name="T24_145" style:family="text"/>
    <style:style style:name="T24_146" style:family="text"/>
    <style:style style:name="T24_147" style:family="text"/>
    <style:style style:name="T24_148" style:family="text"/>
    <style:style style:name="T24_149" style:family="text"/>
    <style:style style:name="T24_150" style:family="text"/>
    <style:style style:name="T24_151" style:family="text"/>
    <style:style style:name="T24_152" style:family="text"/>
    <style:style style:name="T24_153" style:family="text"/>
    <style:style style:name="T24_154" style:family="text"/>
    <style:style style:name="T24_155" style:family="text"/>
    <style:style style:name="T24_156" style:family="text"/>
    <style:style style:name="T24_157" style:family="text"/>
    <style:style style:name="T24_158" style:family="text"/>
    <style:style style:name="T24_159" style:family="text"/>
    <style:style style:name="T24_160" style:family="text"/>
    <style:style style:name="T24_161" style:family="text"/>
    <style:style style:name="T24_162" style:family="text"/>
    <style:style style:name="T24_163" style:family="text"/>
    <style:style style:name="T24_164" style:family="text"/>
    <style:style style:name="T24_165" style:family="text"/>
    <style:style style:name="T24_166" style:family="text"/>
    <style:style style:name="T24_167" style:family="text"/>
    <style:style style:name="T24_168" style:family="text"/>
    <style:style style:name="T24_169" style:family="text"/>
    <style:style style:name="T24_170" style:family="text"/>
    <style:style style:name="T24_171" style:family="text"/>
    <style:style style:name="T24_172" style:family="text"/>
    <style:style style:name="T24_173" style:family="text"/>
    <style:style style:name="T24_174" style:family="text"/>
    <style:style style:name="T24_175" style:family="text"/>
    <style:style style:name="T24_176" style:family="text"/>
    <style:style style:name="T24_177" style:family="text"/>
    <style:style style:name="T24_178" style:family="text"/>
    <style:style style:name="T24_179" style:family="text"/>
    <style:style style:name="T24_180" style:family="text"/>
    <style:style style:name="T24_181" style:family="text"/>
    <style:style style:name="T24_182" style:family="text"/>
    <style:style style:name="T24_183" style:family="text"/>
    <style:style style:name="T24_184" style:family="text"/>
    <style:style style:name="T24_185" style:family="text"/>
    <style:style style:name="T24_186" style:family="text"/>
    <style:style style:name="T24_187" style:family="text"/>
    <style:style style:name="T24_188" style:family="text"/>
    <style:style style:name="T24_189" style:family="text"/>
    <style:style style:name="T24_190" style:family="text"/>
    <style:style style:name="T24_191" style:family="text"/>
    <style:style style:name="T24_192" style:family="text"/>
    <style:style style:name="T24_193" style:family="text"/>
    <style:style style:name="T24_194" style:family="text"/>
    <style:style style:name="T24_195" style:family="text"/>
    <style:style style:name="T24_196" style:family="text"/>
    <style:style style:name="T24_197" style:family="text"/>
    <style:style style:name="T24_198" style:family="text"/>
    <style:style style:name="T24_199" style:family="text"/>
    <style:style style:name="T24_200" style:family="text"/>
    <style:style style:name="T24_201" style:family="text"/>
    <style:style style:name="T24_202" style:family="text"/>
    <style:style style:name="T24_203" style:family="text"/>
    <style:style style:name="T24_204" style:family="text"/>
    <style:style style:name="T24_205" style:family="text"/>
    <style:style style:name="T24_206" style:family="text"/>
    <style:style style:name="T24_207" style:family="text"/>
    <style:style style:name="T24_208" style:family="text"/>
    <style:style style:name="T24_209" style:family="text"/>
    <style:style style:name="T24_210" style:family="text"/>
    <style:style style:name="T24_211" style:family="text"/>
    <style:style style:name="T24_212" style:family="text"/>
    <style:style style:name="T24_213" style:family="text"/>
    <style:style style:name="T24_214" style:family="text"/>
    <style:style style:name="T24_215" style:family="text"/>
    <style:style style:name="T24_216" style:family="text"/>
    <style:style style:name="T24_217" style:family="text"/>
    <style:style style:name="T24_218" style:family="text"/>
    <style:style style:name="T24_219" style:family="text"/>
    <style:style style:name="T24_220" style:family="text"/>
    <style:style style:name="T24_221" style:family="text"/>
    <style:style style:name="T24_222" style:family="text"/>
    <style:style style:name="T24_223" style:family="text"/>
    <style:style style:name="T24_224" style:family="text"/>
    <style:style style:name="P25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26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P27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3" style:family="text"/>
    <style:style style:name="T29_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5" style:family="text"/>
    <style:style style:name="T29_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7" style:family="text"/>
    <style:style style:name="T29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9" style:family="text"/>
    <style:style style:name="T29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11" style:family="text"/>
    <style:style style:name="T29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13" style:family="text"/>
    <style:style style:name="T29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15" style:family="text"/>
    <style:style style:name="T29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29_17" style:family="text"/>
    <style:style style:name="T29_1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30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8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9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0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1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2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3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4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5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6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7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8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79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80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8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8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8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0_18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1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P32" style:family="paragraph" style:parent-style-name="Standard">
      <style:paragraph-properties fo:break-before="auto" fo:text-indent="0cm" fo:line-height="115%" fo:margin-top="0cm" fo:margin-left="1.27cm" style:writing-mode="lr-tb"/>
    </style:style>
    <style:style style:name="T32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2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2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2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2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P33" style:family="paragraph" style:parent-style-name="Standard">
      <style:paragraph-properties fo:break-before="auto" fo:text-indent="0cm" fo:line-height="115%" fo:margin-top="0cm" fo:margin-bottom="0.353cm" fo:margin-left="1.27cm" style:writing-mode="lr-tb"/>
    </style:style>
    <style:style style:name="T33_1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3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5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6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33_7" style:family="text"/>
    <style:style style:name="T33_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9" style:family="text"/>
    <style:style style:name="T33_1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11" style:family="text"/>
    <style:style style:name="T33_1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13" style:family="text"/>
    <style:style style:name="T33_1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15" style:family="text"/>
    <style:style style:name="T33_1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17" style:family="text"/>
    <style:style style:name="T33_1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19" style:family="text"/>
    <style:style style:name="T33_2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21" style:family="text"/>
    <style:style style:name="T33_2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23" style:family="text"/>
    <style:style style:name="T33_2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25" style:family="text"/>
    <style:style style:name="T33_2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27" style:family="text"/>
    <style:style style:name="T33_2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29" style:family="text"/>
    <style:style style:name="T33_3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31" style:family="text"/>
    <style:style style:name="T33_3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33" style:family="text"/>
    <style:style style:name="T33_34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35" style:family="text"/>
    <style:style style:name="T33_36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37" style:family="text"/>
    <style:style style:name="T33_38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39" style:family="text"/>
    <style:style style:name="T33_40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33_41" style:family="text"/>
    <style:style style:name="T33_42" style:family="text">
      <style:text-properties fo:color="#0000ff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</office:automatic-styles>
  <office:body>
    <office:text>
      <text:p text:style-name="P1"><text:span text:style-name="T1_1">Kolejny</text:span><text:span text:style-name="T1_2"><text:s/></text:span><text:span text:style-name="T1_3">numer</text:span><text:span text:style-name="T1_4">,<text:s/></text:span><text:span text:style-name="T1_5">kolejne</text:span><text:span text:style-name="T1_6"><text:s/></text:span><text:span text:style-name="T1_7">wykopaliska</text:span><text:span text:style-name="T1_8">.<text:s/></text:span><text:span text:style-name="T1_9">Tym</text:span><text:span text:style-name="T1_10"><text:s/></text:span><text:span text:style-name="T1_11">razem</text:span><text:span text:style-name="T1_12"><text:s/></text:span><text:span text:style-name="T1_13">niewielka</text:span><text:span text:style-name="T1_14"><text:s/></text:span><text:span text:style-name="T1_15">porcja</text:span><text:span text:style-name="T1_16">,<text:s/></text:span><text:span text:style-name="T1_17">no</text:span><text:span text:style-name="T1_18"><text:s/></text:span><text:span text:style-name="T1_19">ale</text:span><text:span text:style-name="T1_20"><text:s/></text:span><text:span text:style-name="T1_21">zawsze</text:span><text:span text:style-name="T1_22"><text:s/></text:span><text:span text:style-name="T1_23">lepsze</text:span><text:span text:style-name="T1_24"><text:s/></text:span><text:span text:style-name="T1_25">to</text:span><text:span text:style-name="T1_26"><text:s/></text:span><text:span text:style-name="T1_27">niż</text:span><text:span text:style-name="T1_28"><text:s/></text:span><text:span text:style-name="T1_29">nic</text:span><text:span text:style-name="T1_30">.</text:span></text:p>
      <text:p text:style-name="P2"/>
      <text:list text:style-name="LS1" xml:id="list0">
        <text:list-item>
          <text:p text:style-name="P3"><text:span text:style-name="T3_1"><text:a xlink:type="simple" xlink:href="https://www.youtube.com/watch?v=qVCFV7jT9ho"><text:span text:style-name="T3_2">You</text:span></text:a></text:span><text:span text:style-name="T3_3"><text:a xlink:type="simple" xlink:href="https://www.youtube.com/watch?v=qVCFV7jT9ho"><text:span text:style-name="T3_4">’</text:span></text:a></text:span><text:span text:style-name="T3_5"><text:a xlink:type="simple" xlink:href="https://www.youtube.com/watch?v=qVCFV7jT9ho"><text:span text:style-name="T3_6">re</text:span></text:a></text:span><text:span text:style-name="T3_7"><text:a xlink:type="simple" xlink:href="https://www.youtube.com/watch?v=qVCFV7jT9ho"><text:span text:style-name="T3_8"><text:s/></text:span></text:a></text:span><text:span text:style-name="T3_9"><text:a xlink:type="simple" xlink:href="https://www.youtube.com/watch?v=qVCFV7jT9ho"><text:span text:style-name="T3_10">Gonna</text:span></text:a></text:span><text:span text:style-name="T3_11"><text:a xlink:type="simple" xlink:href="https://www.youtube.com/watch?v=qVCFV7jT9ho"><text:span text:style-name="T3_12"><text:s/></text:span></text:a></text:span><text:span text:style-name="T3_13"><text:a xlink:type="simple" xlink:href="https://www.youtube.com/watch?v=qVCFV7jT9ho"><text:span text:style-name="T3_14">Go</text:span></text:a></text:span><text:span text:style-name="T3_15"><text:a xlink:type="simple" xlink:href="https://www.youtube.com/watch?v=qVCFV7jT9ho"><text:span text:style-name="T3_16"><text:s/></text:span></text:a></text:span><text:span text:style-name="T3_17"><text:a xlink:type="simple" xlink:href="https://www.youtube.com/watch?v=qVCFV7jT9ho"><text:span text:style-name="T3_18">Far</text:span></text:a></text:span><text:span text:style-name="T3_19"><text:a xlink:type="simple" xlink:href="https://www.youtube.com/watch?v=qVCFV7jT9ho"><text:span text:style-name="T3_20"><text:s/></text:span></text:a></text:span><text:span text:style-name="T3_21"><text:a xlink:type="simple" xlink:href="https://www.youtube.com/watch?v=qVCFV7jT9ho"><text:span text:style-name="T3_22">Kid</text:span></text:a></text:span><text:span text:style-name="T3_23"><text:a xlink:type="simple" xlink:href="https://www.youtube.com/watch?v=qVCFV7jT9ho"><text:span text:style-name="T3_24"><text:s/>[</text:span></text:a></text:span><text:span text:style-name="T3_25"><text:a xlink:type="simple" xlink:href="https://www.youtube.com/watch?v=qVCFV7jT9ho"><text:span text:style-name="T3_26">PMV</text:span></text:a></text:span><text:span text:style-name="T3_27"><text:a xlink:type="simple" xlink:href="https://www.youtube.com/watch?v=qVCFV7jT9ho"><text:span text:style-name="T3_28">]</text:span></text:a></text:span></text:p>
        </text:list-item>
      </text:list>
      <text:p text:style-name="P4"><text:span text:style-name="T4_1">W</text:span><text:span text:style-name="T4_2"><text:s/></text:span><text:span text:style-name="T4_3">tym</text:span><text:span text:style-name="T4_4"><text:s/></text:span><text:span text:style-name="T4_5">odcinku</text:span><text:span text:style-name="T4_6"><text:s/></text:span><text:span text:style-name="T4_7">zaczniemy</text:span><text:span text:style-name="T4_8"><text:s/></text:span><text:span text:style-name="T4_9">nie</text:span><text:span text:style-name="T4_10"><text:s/></text:span><text:span text:style-name="T4_11">od</text:span><text:span text:style-name="T4_12"><text:s/></text:span><text:span text:style-name="T4_13">fandomowej</text:span><text:span text:style-name="T4_14"><text:s/></text:span><text:span text:style-name="T4_15">piosenki</text:span><text:span text:style-name="T4_16">,<text:s/></text:span><text:span text:style-name="T4_17">ale</text:span><text:span text:style-name="T4_18"><text:s/></text:span><text:span text:style-name="T4_19">od</text:span><text:span text:style-name="T4_20"><text:s/></text:span><text:span text:style-name="T4_21">jednego</text:span><text:span text:style-name="T4_22"><text:s/></text:span><text:span text:style-name="T4_23">z</text:span><text:span text:style-name="T4_24"><text:s/></text:span><text:span text:style-name="T4_25">najsłynniejszych</text:span><text:span text:style-name="T4_26"><text:s/></text:span><text:span text:style-name="T4_27">PMV</text:span><text:span text:style-name="T4_28">,<text:s/></text:span><text:span text:style-name="T4_29">jakie</text:span><text:span text:style-name="T4_30"><text:s/></text:span><text:span text:style-name="T4_31">kiedykolwiek</text:span><text:span text:style-name="T4_32"><text:s/></text:span><text:span text:style-name="T4_33">powstało</text:span><text:span text:style-name="T4_34">.<text:s/></text:span><text:span text:style-name="T4_35">Jest</text:span><text:span text:style-name="T4_36"><text:s/></text:span><text:span text:style-name="T4_37">krótkie</text:span><text:span text:style-name="T4_38">,<text:s/></text:span><text:span text:style-name="T4_39">szybkie</text:span><text:span text:style-name="T4_40"><text:s/></text:span><text:span text:style-name="T4_41">i</text:span><text:span text:style-name="T4_42"><text:s/></text:span><text:span text:style-name="T4_43">wyjątkowo</text:span><text:span text:style-name="T4_44"><text:s/></text:span><text:span text:style-name="T4_45">żywiołowe</text:span><text:span text:style-name="T4_46">.<text:s/></text:span><text:span text:style-name="T4_47">Nic</text:span><text:span text:style-name="T4_48"><text:s/></text:span><text:span text:style-name="T4_49">dziwnego</text:span><text:span text:style-name="T4_50">,<text:s/></text:span><text:span text:style-name="T4_51">skoro</text:span><text:span text:style-name="T4_52"><text:s/></text:span><text:span text:style-name="T4_53">wzięto</text:span><text:span text:style-name="T4_54"><text:s/></text:span><text:span text:style-name="T4_55">do</text:span><text:span text:style-name="T4_56"><text:s/></text:span><text:span text:style-name="T4_57">niego</text:span><text:span text:style-name="T4_58"><text:s/></text:span><text:span text:style-name="T4_59">piosenkę</text:span><text:span text:style-name="T4_60"><text:s/></text:span><text:span text:style-name="T4_61">zespołu</text:span><text:span text:style-name="T4_62"><text:s/></text:span><text:span text:style-name="T4_63">Offspring</text:span><text:span text:style-name="T4_64"><text:s/></text:span><text:span text:style-name="T4_65">oraz</text:span><text:span text:style-name="T4_66"><text:s/></text:span><text:span text:style-name="T4_67">Rainbow</text:span><text:span text:style-name="T4_68"><text:s/></text:span><text:span text:style-name="T4_69">Dash</text:span><text:span text:style-name="T4_70">.<text:s/></text:span><text:span text:style-name="T4_71">Lekkie</text:span><text:span text:style-name="T4_72">...<text:s/></text:span><text:span text:style-name="T4_73">złagodzenie</text:span><text:span text:style-name="T4_74"><text:s/></text:span><text:span text:style-name="T4_75">wokalu</text:span><text:span text:style-name="T4_76"><text:s/></text:span><text:span text:style-name="T4_77">sprawiło</text:span><text:span text:style-name="T4_78">,<text:s/></text:span><text:span text:style-name="T4_79">że</text:span><text:span text:style-name="T4_80"><text:s/></text:span><text:span text:style-name="T4_81">brzmi</text:span><text:span text:style-name="T4_82"><text:s/></text:span><text:span text:style-name="T4_83">to</text:span><text:span text:style-name="T4_84"><text:s/></text:span><text:span text:style-name="T4_85">niemal</text:span><text:span text:style-name="T4_86"><text:s/></text:span><text:span text:style-name="T4_87">tak</text:span><text:span text:style-name="T4_88"><text:s/></text:span><text:span text:style-name="T4_89">jakby</text:span><text:span text:style-name="T4_90"><text:s/></text:span><text:span text:style-name="T4_91">rzeczywiście</text:span><text:span text:style-name="T4_92"><text:s/></text:span><text:span text:style-name="T4_93">śpiewała</text:span><text:span text:style-name="T4_94"><text:s/></text:span><text:span text:style-name="T4_95">to</text:span><text:span text:style-name="T4_96"><text:s/></text:span><text:span text:style-name="T4_97">pewna</text:span><text:span text:style-name="T4_98"><text:s/></text:span><text:span text:style-name="T4_99">latająca</text:span><text:span text:style-name="T4_100">,<text:s/></text:span><text:span text:style-name="T4_101">wielokolorowa</text:span><text:span text:style-name="T4_102"><text:s/></text:span><text:span text:style-name="T4_103">paskuda</text:span><text:span text:style-name="T4_104">.<text:s/></text:span><text:span text:style-name="T4_105">Autor</text:span><text:span text:style-name="T4_106">,<text:s/></text:span><text:span text:style-name="T4_107">TheSlutfox</text:span><text:span text:style-name="T4_108">,</text:span><text:span text:style-name="T4_109"><text:s/></text:span><text:span text:style-name="T4_110">nieźle</text:span><text:span text:style-name="T4_111"><text:s/></text:span><text:span text:style-name="T4_112">przyłożył</text:span><text:span text:style-name="T4_113"><text:s/></text:span><text:span text:style-name="T4_114">się</text:span><text:span text:style-name="T4_115"><text:s/></text:span><text:span text:style-name="T4_116">do</text:span><text:span text:style-name="T4_117"><text:s/></text:span><text:span text:style-name="T4_118">roboty</text:span><text:span text:style-name="T4_119"><text:s/>–<text:s/></text:span><text:span text:style-name="T4_120">widać</text:span><text:span text:style-name="T4_121"><text:s/></text:span><text:span text:style-name="T4_122">to</text:span><text:span text:style-name="T4_123"><text:s/></text:span><text:span text:style-name="T4_124">po</text:span><text:span text:style-name="T4_125"><text:s/></text:span><text:span text:style-name="T4_126">scenach</text:span><text:span text:style-name="T4_127">,<text:s/></text:span><text:span text:style-name="T4_128">jakie</text:span><text:span text:style-name="T4_129"><text:s/></text:span><text:span text:style-name="T4_130">wyciął</text:span><text:span text:style-name="T4_131"><text:s/></text:span><text:span text:style-name="T4_132">z</text:span><text:span text:style-name="T4_133"><text:s/></text:span><text:span text:style-name="T4_134">serialu</text:span><text:span text:style-name="T4_135">,<text:s/></text:span><text:span text:style-name="T4_136">by</text:span><text:span text:style-name="T4_137"><text:s/></text:span><text:span text:style-name="T4_138">wrzucić</text:span><text:span text:style-name="T4_139"><text:s/></text:span><text:span text:style-name="T4_140">je</text:span><text:span text:style-name="T4_141"><text:s/></text:span><text:span text:style-name="T4_142">do</text:span><text:span text:style-name="T4_143"><text:s/></text:span><text:span text:style-name="T4_144">swojego</text:span><text:span text:style-name="T4_145"><text:s/></text:span><text:span text:style-name="T4_146">tworu</text:span><text:span text:style-name="T4_147">.<text:s/></text:span><text:span text:style-name="T4_148">Nie</text:span><text:span text:style-name="T4_149"><text:s/></text:span><text:span text:style-name="T4_150">da</text:span><text:span text:style-name="T4_151"><text:s/></text:span><text:span text:style-name="T4_152">się</text:span><text:span text:style-name="T4_153"><text:s/></text:span><text:span text:style-name="T4_154">ukryć</text:span><text:span text:style-name="T4_155">,<text:s/></text:span><text:span text:style-name="T4_156">że</text:span><text:span text:style-name="T4_157"><text:s/></text:span><text:span text:style-name="T4_158">pasują</text:span><text:span text:style-name="T4_159"><text:s/></text:span><text:span text:style-name="T4_160">do</text:span><text:span text:style-name="T4_161"><text:s/></text:span><text:span text:style-name="T4_162">tak</text:span><text:span text:style-name="T4_163">…<text:s/></text:span><text:span text:style-name="T4_164">żywej</text:span><text:span text:style-name="T4_165"><text:s/></text:span><text:span text:style-name="T4_166">melodii</text:span><text:span text:style-name="T4_167">.<text:s/></text:span><text:span text:style-name="T4_168">Patrząc</text:span><text:span text:style-name="T4_169"><text:s/></text:span><text:span text:style-name="T4_170">na</text:span><text:span text:style-name="T4_171"><text:s/></text:span><text:span text:style-name="T4_172">to</text:span><text:span text:style-name="T4_173"><text:s/></text:span><text:span text:style-name="T4_174">obecnie</text:span><text:span text:style-name="T4_175">,<text:s/></text:span><text:span text:style-name="T4_176">można</text:span><text:span text:style-name="T4_177"><text:s/></text:span><text:span text:style-name="T4_178">się</text:span><text:span text:style-name="T4_179"><text:s/></text:span><text:span text:style-name="T4_180">dziwić</text:span><text:span text:style-name="T4_181">,<text:s/></text:span><text:span text:style-name="T4_182">jakim</text:span><text:span text:style-name="T4_183"><text:s/></text:span><text:span text:style-name="T4_184">cudem</text:span><text:span text:style-name="T4_185"><text:s/></text:span><text:span text:style-name="T4_186">odniósł</text:span><text:span text:style-name="T4_187"><text:s/></text:span><text:span text:style-name="T4_188">taki</text:span><text:span text:style-name="T4_189"><text:s/></text:span><text:span text:style-name="T4_190">sukces</text:span><text:span text:style-name="T4_191"><text:s/>–<text:s/></text:span><text:span text:style-name="T4_192">w</text:span><text:span text:style-name="T4_193"><text:s/></text:span><text:span text:style-name="T4_194">końcu</text:span><text:span text:style-name="T4_195"><text:s/></text:span><text:span text:style-name="T4_196">później</text:span><text:span text:style-name="T4_197"><text:s/></text:span><text:span text:style-name="T4_198">pojawiło</text:span><text:span text:style-name="T4_199"><text:s/></text:span><text:span text:style-name="T4_200">się</text:span><text:span text:style-name="T4_201"><text:s/></text:span><text:span text:style-name="T4_202">o</text:span><text:span text:style-name="T4_203"><text:s/></text:span><text:span text:style-name="T4_204">wiele</text:span><text:span text:style-name="T4_205"><text:s/></text:span><text:span text:style-name="T4_206">więcej</text:span><text:span text:style-name="T4_207"><text:s/></text:span><text:span text:style-name="T4_208">rzeczy</text:span><text:span text:style-name="T4_209">,<text:s/></text:span><text:span text:style-name="T4_210">które</text:span><text:span text:style-name="T4_211"><text:s/></text:span><text:span text:style-name="T4_212">stopniem</text:span><text:span text:style-name="T4_213"><text:s/></text:span><text:span text:style-name="T4_214">skomplikowania</text:span><text:span text:style-name="T4_215"><text:s/></text:span><text:span text:style-name="T4_216">wielokrotnie</text:span><text:span text:style-name="T4_217"><text:s/></text:span><text:span text:style-name="T4_218">przewyższały</text:span><text:span text:style-name="T4_219"><text:s/></text:span><text:span text:style-name="T4_220">prezentowan</text:span><text:span text:style-name="T4_221">e</text:span><text:span text:style-name="T4_222"><text:s/></text:span><text:span text:style-name="T4_223">tu</text:span><text:span text:style-name="T4_224"><text:s/></text:span><text:span text:style-name="T4_225">PMV</text:span><text:span text:style-name="T4_226">.<text:s/></text:span><text:span text:style-name="T4_227">No</text:span><text:span text:style-name="T4_228"><text:s/></text:span><text:span text:style-name="T4_229">właśnie</text:span><text:span text:style-name="T4_230"><text:s/>–<text:s/></text:span><text:span text:style-name="T4_231">słowo</text:span><text:span text:style-name="T4_232"><text:s/></text:span><text:span text:style-name="T4_233">klucz</text:span><text:span text:style-name="T4_234"><text:s/></text:span><text:span text:style-name="T4_235">to</text:span><text:span text:style-name="T4_236"><text:s/>„</text:span><text:span text:style-name="T4_237">później</text:span><text:span text:style-name="T4_238">”,<text:s/></text:span><text:span text:style-name="T4_239">gdyż</text:span><text:span text:style-name="T4_240"><text:s/>„</text:span><text:span text:style-name="T4_241">You</text:span><text:span text:style-name="T4_242">’</text:span><text:span text:style-name="T4_243">re</text:span><text:span text:style-name="T4_244"><text:s/></text:span><text:span text:style-name="T4_245">Gonna</text:span><text:span text:style-name="T4_246"><text:s/></text:span><text:span text:style-name="T4_247">Go</text:span><text:span text:style-name="T4_248"><text:s/></text:span><text:span text:style-name="T4_249">Far</text:span><text:span text:style-name="T4_250"><text:s/></text:span><text:span text:style-name="T4_251">Kid</text:span><text:span text:style-name="T4_252">”<text:s/></text:span><text:span text:style-name="T4_253">siedzi</text:span><text:span text:style-name="T4_254"><text:s/></text:span><text:span text:style-name="T4_255">na</text:span><text:span text:style-name="T4_256"><text:s/></text:span><text:span text:style-name="T4_257">YouTube</text:span><text:span text:style-name="T4_258"><text:s/></text:span><text:span text:style-name="T4_259">już</text:span><text:span text:style-name="T4_260"><text:s/></text:span><text:span text:style-name="T4_261">od</text:span><text:span text:style-name="T4_262"><text:s/>2011<text:s/></text:span><text:span text:style-name="T4_263">roku</text:span><text:span text:style-name="T4_264">,<text:s/></text:span><text:span text:style-name="T4_265">czyli</text:span><text:span text:style-name="T4_266"><text:s/></text:span><text:span text:style-name="T4_267">stanowi</text:span><text:span text:style-name="T4_268"><text:s/></text:span><text:span text:style-name="T4_269">swego</text:span><text:span text:style-name="T4_270"><text:s/></text:span><text:span text:style-name="T4_271">rodzaju</text:span><text:span text:style-name="T4_272"><text:s/></text:span><text:span text:style-name="T4_273">prehistorię</text:span><text:span text:style-name="T4_274"><text:s/></text:span><text:span text:style-name="T4_275">fandomu</text:span><text:span text:style-name="T4_276">.<text:s/></text:span><text:span text:style-name="T4_277">A</text:span><text:span text:style-name="T4_278"><text:s/></text:span><text:span text:style-name="T4_279">o</text:span><text:span text:style-name="T4_280"><text:s/></text:span><text:span text:style-name="T4_281">tym</text:span><text:span text:style-name="T4_282"><text:s/></text:span><text:span text:style-name="T4_283">jak</text:span><text:span text:style-name="T4_284"><text:s/></text:span><text:span text:style-name="T4_285">jest</text:span><text:span text:style-name="T4_286"><text:s/></text:span><text:span text:style-name="T4_287">popularne</text:span><text:span text:style-name="T4_288"><text:s/></text:span><text:span text:style-name="T4_289">niech</text:span><text:span text:style-name="T4_290"><text:s/></text:span><text:span text:style-name="T4_291">świadczy</text:span><text:span text:style-name="T4_292"><text:s/></text:span><text:span text:style-name="T4_293">fakt</text:span><text:span text:style-name="T4_294">,<text:s/></text:span><text:span text:style-name="T4_295">iż</text:span><text:span text:style-name="T4_296"><text:s/></text:span><text:span text:style-name="T4_297">przez</text:span><text:span text:style-name="T4_298"><text:s/></text:span><text:span text:style-name="T4_299">ten</text:span><text:span text:style-name="T4_300"><text:s/></text:span><text:span text:style-name="T4_301">czas</text:span><text:span text:style-name="T4_302"><text:s/></text:span><text:span text:style-name="T4_303">nabiło</text:span><text:span text:style-name="T4_304"><text:s/></text:span><text:span text:style-name="T4_305">ponad</text:span><text:span text:style-name="T4_306"><text:s/>22<text:s/></text:span><text:span text:style-name="T4_307">miliony</text:span><text:span text:style-name="T4_308"><text:s/></text:span><text:span text:style-name="T4_309">wyświetleń</text:span><text:span text:style-name="T4_310">.</text:span></text:p>
      <text:p text:style-name="P5"/>
      <text:p text:style-name="P6"><text:span text:style-name="T6_1">Link</text:span><text:span text:style-name="T6_2"><text:s/></text:span><text:span text:style-name="T6_3">do</text:span><text:span text:style-name="T6_4"><text:s/></text:span><text:span text:style-name="T6_5">obrazka</text:span><text:span text:style-name="T6_6">:</text:span></text:p>
      <text:p text:style-name="P7"><text:span text:style-name="T7_1">Link</text:span><text:span text:style-name="T7_2"><text:s/></text:span><text:span text:style-name="T7_3">do</text:span><text:span text:style-name="T7_4"><text:s/></text:span><text:span text:style-name="T7_5">źródła</text:span><text:span text:style-name="T7_6">:<text:s/></text:span><text:span text:style-name="T7_7"><text:a xlink:type="simple" xlink:href="https://www.youtube.com/watch?v=qVCFV7jT9ho"><text:span text:style-name="T7_8">https</text:span></text:a></text:span><text:span text:style-name="T7_9"><text:a xlink:type="simple" xlink:href="https://www.youtube.com/watch?v=qVCFV7jT9ho"><text:span text:style-name="T7_10">://</text:span></text:a></text:span><text:span text:style-name="T7_11"><text:a xlink:type="simple" xlink:href="https://www.youtube.com/watch?v=qVCFV7jT9ho"><text:span text:style-name="T7_12">www</text:span></text:a></text:span><text:span text:style-name="T7_13"><text:a xlink:type="simple" xlink:href="https://www.youtube.com/watch?v=qVCFV7jT9ho"><text:span text:style-name="T7_14">.</text:span></text:a></text:span><text:span text:style-name="T7_15"><text:a xlink:type="simple" xlink:href="https://www.youtube.com/watch?v=qVCFV7jT9ho"><text:span text:style-name="T7_16">youtube</text:span></text:a></text:span><text:span text:style-name="T7_17"><text:a xlink:type="simple" xlink:href="https://www.youtube.com/watch?v=qVCFV7jT9ho"><text:span text:style-name="T7_18">.</text:span></text:a></text:span><text:span text:style-name="T7_19"><text:a xlink:type="simple" xlink:href="https://www.youtube.com/watch?v=qVCFV7jT9ho"><text:span text:style-name="T7_20">com</text:span></text:a></text:span><text:span text:style-name="T7_21"><text:a xlink:type="simple" xlink:href="https://www.youtube.com/watch?v=qVCFV7jT9ho"><text:span text:style-name="T7_22">/</text:span></text:a></text:span><text:span text:style-name="T7_23"><text:a xlink:type="simple" xlink:href="https://www.youtube.com/watch?v=qVCFV7jT9ho"><text:span text:style-name="T7_24">watch</text:span></text:a></text:span><text:span text:style-name="T7_25"><text:a xlink:type="simple" xlink:href="https://www.youtube.com/watch?v=qVCFV7jT9ho"><text:span text:style-name="T7_26">?</text:span></text:a></text:span><text:span text:style-name="T7_27"><text:a xlink:type="simple" xlink:href="https://www.youtube.com/watch?v=qVCFV7jT9ho"><text:span text:style-name="T7_28">v</text:span></text:a></text:span><text:span text:style-name="T7_29"><text:a xlink:type="simple" xlink:href="https://www.youtube.com/watch?v=qVCFV7jT9ho"><text:span text:style-name="T7_30">=</text:span></text:a></text:span><text:span text:style-name="T7_31"><text:a xlink:type="simple" xlink:href="https://www.youtube.com/watch?v=qVCFV7jT9ho"><text:span text:style-name="T7_32">qVCFV</text:span></text:a></text:span><text:span text:style-name="T7_33"><text:a xlink:type="simple" xlink:href="https://www.youtube.com/watch?v=qVCFV7jT9ho"><text:span text:style-name="T7_34">7</text:span></text:a></text:span><text:span text:style-name="T7_35"><text:a xlink:type="simple" xlink:href="https://www.youtube.com/watch?v=qVCFV7jT9ho"><text:span text:style-name="T7_36">jT</text:span></text:a></text:span><text:span text:style-name="T7_37"><text:a xlink:type="simple" xlink:href="https://www.youtube.com/watch?v=qVCFV7jT9ho"><text:span text:style-name="T7_38">9</text:span></text:a></text:span><text:span text:style-name="T7_39"><text:a xlink:type="simple" xlink:href="https://www.youtube.com/watch?v=qVCFV7jT9ho"><text:span text:style-name="T7_40">ho</text:span></text:a></text:span></text:p>
      <text:p text:style-name="P8"/>
      <text:list text:style-name="LS1" xml:id="list1" text:continue-list="list0">
        <text:list-item>
          <text:p text:style-name="P9"><text:span text:style-name="T9_1"><text:a xlink:type="simple" xlink:href="https://www.youtube.com/watch?v=KUdiCqDVUxI"><text:span text:style-name="T9_2">The</text:span></text:a></text:span><text:span text:style-name="T9_3"><text:a xlink:type="simple" xlink:href="https://www.youtube.com/watch?v=KUdiCqDVUxI"><text:span text:style-name="T9_4"><text:s/></text:span></text:a></text:span><text:span text:style-name="T9_5"><text:a xlink:type="simple" xlink:href="https://www.youtube.com/watch?v=KUdiCqDVUxI"><text:span text:style-name="T9_6">Brony</text:span></text:a></text:span><text:span text:style-name="T9_7"><text:a xlink:type="simple" xlink:href="https://www.youtube.com/watch?v=KUdiCqDVUxI"><text:span text:style-name="T9_8"><text:s/></text:span></text:a></text:span><text:span text:style-name="T9_9"><text:a xlink:type="simple" xlink:href="https://www.youtube.com/watch?v=KUdiCqDVUxI"><text:span text:style-name="T9_10">Song</text:span></text:a></text:span></text:p>
        </text:list-item>
      </text:list>
      <text:p text:style-name="P10"><text:span text:style-name="T10_1">Tak</text:span><text:span text:style-name="T10_2"><text:s/></text:span><text:span text:style-name="T10_3">się</text:span><text:span text:style-name="T10_4"><text:s/></text:span><text:span text:style-name="T10_5">złożyło</text:span><text:span text:style-name="T10_6">,<text:s/></text:span><text:span text:style-name="T10_7">że</text:span><text:span text:style-name="T10_8"><text:s/></text:span><text:span text:style-name="T10_9">w</text:span><text:span text:style-name="T10_10"><text:s/>2012<text:s/></text:span><text:span text:style-name="T10_11">roku</text:span><text:span text:style-name="T10_12"><text:s/></text:span><text:span text:style-name="T10_13">grupa</text:span><text:span text:style-name="T10_14"><text:s/></text:span><text:span text:style-name="T10_15">tworząca</text:span><text:span text:style-name="T10_16"><text:s/></text:span><text:span text:style-name="T10_17">parodie</text:span><text:span text:style-name="T10_18"><text:s/></text:span><text:span text:style-name="T10_19">znana</text:span><text:span text:style-name="T10_20"><text:s/></text:span><text:span text:style-name="T10_21">jako</text:span><text:span text:style-name="T10_22"><text:s/></text:span><text:span text:style-name="T10_23">Random</text:span><text:span text:style-name="T10_24"><text:s/></text:span><text:span text:style-name="T10_25">Enocunters</text:span><text:span text:style-name="T10_26"><text:s/></text:span><text:span text:style-name="T10_27">wzięła</text:span><text:span text:style-name="T10_28"><text:s/></text:span><text:span text:style-name="T10_29">sobie</text:span><text:span text:style-name="T10_30"><text:s/></text:span><text:span text:style-name="T10_31">na</text:span><text:span text:style-name="T10_32"><text:s/></text:span><text:span text:style-name="T10_33">celownik</text:span><text:span text:style-name="T10_34"><text:s/></text:span><text:span text:style-name="T10_35">nasz</text:span><text:span text:style-name="T10_36"><text:s/></text:span><text:span text:style-name="T10_37">fandom</text:span><text:span text:style-name="T10_38">.<text:s/></text:span><text:span text:style-name="T10_39">Zebrali</text:span><text:span text:style-name="T10_40"><text:s/></text:span><text:span text:style-name="T10_41">silną</text:span><text:span text:style-name="T10_42"><text:s/></text:span><text:span text:style-name="T10_43">grupę</text:span><text:span text:style-name="T10_44"><text:s/></text:span><text:span text:style-name="T10_45">pod</text:span><text:span text:style-name="T10_46"><text:s/></text:span><text:span text:style-name="T10_47">wezwaniem</text:span><text:span text:style-name="T10_48">,</text:span><text:span text:style-name="T10_49"><text:s/></text:span><text:span text:style-name="T10_50">z</text:span><text:span text:style-name="T10_51"><text:s/></text:span><text:span text:style-name="T10_52">pomysłem</text:span><text:span text:style-name="T10_53"><text:s/></text:span><text:span text:style-name="T10_54">przerobili</text:span><text:span text:style-name="T10_55"><text:s/></text:span><text:span text:style-name="T10_56">tekst</text:span><text:span text:style-name="T10_57"><text:s/>„</text:span><text:span text:style-name="T10_58">This</text:span><text:span text:style-name="T10_59"><text:s/></text:span><text:span text:style-name="T10_60">Day</text:span><text:span text:style-name="T10_61"><text:s/></text:span><text:span text:style-name="T10_62">Aria</text:span><text:span text:style-name="T10_63">”,<text:s/></text:span><text:span text:style-name="T10_64">zaopatrzyli</text:span><text:span text:style-name="T10_65"><text:s/></text:span><text:span text:style-name="T10_66">się</text:span><text:span text:style-name="T10_67"><text:s/></text:span><text:span text:style-name="T10_68">w</text:span><text:span text:style-name="T10_69"><text:s/></text:span><text:span text:style-name="T10_70">kucykowe</text:span><text:span text:style-name="T10_71"><text:s/></text:span><text:span text:style-name="T10_72">gadżety</text:span><text:span text:style-name="T10_73"><text:s/></text:span><text:span text:style-name="T10_74">i</text:span><text:span text:style-name="T10_75"><text:s/></text:span><text:span text:style-name="T10_76">wzięli</text:span><text:span text:style-name="T10_77"><text:s/></text:span><text:span text:style-name="T10_78">się</text:span><text:span text:style-name="T10_79"><text:s/></text:span><text:span text:style-name="T10_80">za</text:span><text:span text:style-name="T10_81"><text:s/></text:span><text:span text:style-name="T10_82">nagrywanie</text:span><text:span text:style-name="T10_83"><text:s/></text:span><text:span text:style-name="T10_84">piosenki</text:span><text:span text:style-name="T10_85">.<text:s/></text:span><text:span text:style-name="T10_86">Efekt</text:span><text:span text:style-name="T10_87"><text:s/></text:span><text:span text:style-name="T10_88">jest</text:span><text:span text:style-name="T10_89">…<text:s/></text:span><text:span text:style-name="T10_90">dobry</text:span><text:span text:style-name="T10_91">.<text:s/></text:span><text:span text:style-name="T10_92">Nawet</text:span><text:span text:style-name="T10_93"><text:s/></text:span><text:span text:style-name="T10_94">bardzo</text:span><text:span text:style-name="T10_95"><text:s/></text:span><text:span text:style-name="T10_96">dobry</text:span><text:span text:style-name="T10_97">.<text:s/></text:span><text:span text:style-name="T10_98">Co</text:span><text:span text:style-name="T10_99"><text:s/></text:span><text:span text:style-name="T10_100">prawda</text:span><text:span text:style-name="T10_101"><text:s/></text:span><text:span text:style-name="T10_102">ich</text:span><text:span text:style-name="T10_103"><text:s/></text:span><text:span text:style-name="T10_104">twór</text:span><text:span text:style-name="T10_105"><text:s/></text:span><text:span text:style-name="T10_106">nie</text:span><text:span text:style-name="T10_107"><text:s/></text:span><text:span text:style-name="T10_108">osiągnął</text:span><text:span text:style-name="T10_109"><text:s/></text:span><text:span text:style-name="T10_110">jeszcze</text:span><text:span text:style-name="T10_111"><text:s/></text:span><text:span text:style-name="T10_112">miliona</text:span><text:span text:style-name="T10_113"><text:s/></text:span><text:span text:style-name="T10_114">wyświetleń</text:span><text:span text:style-name="T10_115">,<text:s/></text:span><text:span text:style-name="T10_116">ale</text:span><text:span text:style-name="T10_117"><text:s/></text:span><text:span text:style-name="T10_118">niewiele</text:span><text:span text:style-name="T10_119"><text:s/></text:span><text:span text:style-name="T10_120">mu</text:span><text:span text:style-name="T10_121"><text:s/></text:span><text:span text:style-name="T10_122">do</text:span><text:span text:style-name="T10_123"><text:s/></text:span><text:span text:style-name="T10_124">tego</text:span><text:span text:style-name="T10_125"><text:s/></text:span><text:span text:style-name="T10_126">brakuje</text:span><text:span text:style-name="T10_127"><text:s/>–<text:s/></text:span><text:span text:style-name="T10_128">byłoby</text:span><text:span text:style-name="T10_129"><text:s/></text:span><text:span text:style-name="T10_130">to</text:span><text:span text:style-name="T10_131"><text:s/></text:span><text:span text:style-name="T10_132">jak</text:span><text:span text:style-name="T10_133"><text:s/></text:span><text:span text:style-name="T10_134">najbardziej</text:span><text:span text:style-name="T10_135"><text:s/></text:span><text:span text:style-name="T10_136">zasłużone</text:span><text:span text:style-name="T10_137"><text:s/></text:span><text:span text:style-name="T10_138">wyróżnienie</text:span><text:span text:style-name="T10_139">.<text:s/></text:span><text:span text:style-name="T10_140">Na</text:span><text:span text:style-name="T10_141"><text:s/></text:span><text:span text:style-name="T10_142">nagranym</text:span><text:span text:style-name="T10_143"><text:s/></text:span><text:span text:style-name="T10_144">teledysku</text:span><text:span text:style-name="T10_145"><text:s/></text:span><text:span text:style-name="T10_146">widać</text:span><text:span text:style-name="T10_147">,<text:s/></text:span><text:span text:style-name="T10_148">że</text:span><text:span text:style-name="T10_149"><text:s/></text:span><text:span text:style-name="T10_150">śpiewający</text:span><text:span text:style-name="T10_151"><text:s/></text:span><text:span text:style-name="T10_152">bawili</text:span><text:span text:style-name="T10_153"><text:s/></text:span><text:span text:style-name="T10_154">się</text:span><text:span text:style-name="T10_155"><text:s/></text:span><text:span text:style-name="T10_156">świetnie</text:span><text:span text:style-name="T10_157">,<text:s/></text:span><text:span text:style-name="T10_158">a</text:span><text:span text:style-name="T10_159"><text:s/></text:span><text:span text:style-name="T10_160">przy</text:span><text:span text:style-name="T10_161"><text:s/></text:span><text:span text:style-name="T10_162">okazji</text:span><text:span text:style-name="T10_163"><text:s/></text:span><text:span text:style-name="T10_164">w</text:span><text:span text:style-name="T10_165"><text:s/></text:span><text:span text:style-name="T10_166">pozytywny</text:span><text:span text:style-name="T10_167"><text:s/></text:span><text:span text:style-name="T10_168">sposób</text:span><text:span text:style-name="T10_169"><text:s/></text:span><text:span text:style-name="T10_170">pokazali</text:span><text:span text:style-name="T10_171"><text:s/></text:span><text:span text:style-name="T10_172">jak</text:span><text:span text:style-name="T10_173"><text:s/></text:span><text:span text:style-name="T10_174">pi</text:span><text:span text:style-name="T10_175"><text:s/></text:span><text:span text:style-name="T10_176">razy</text:span><text:span text:style-name="T10_177"><text:s/></text:span><text:span text:style-name="T10_178">oko</text:span><text:span text:style-name="T10_179"><text:s/></text:span><text:span text:style-name="T10_180">wygląda</text:span><text:span text:style-name="T10_181"><text:s/></text:span><text:span text:style-name="T10_182">fandomowa</text:span><text:span text:style-name="T10_183"><text:s/></text:span><text:span text:style-name="T10_184">rzeczywistość</text:span><text:span text:style-name="T10_185">.<text:s/></text:span><text:span text:style-name="T10_186">Nie</text:span><text:span text:style-name="T10_187"><text:s/></text:span><text:span text:style-name="T10_188">wiem</text:span><text:span text:style-name="T10_189"><text:s/></text:span><text:span text:style-name="T10_190">jak</text:span><text:span text:style-name="T10_191"><text:s/></text:span><text:span text:style-name="T10_192">Wy</text:span><text:span text:style-name="T10_193">,<text:s/></text:span><text:span text:style-name="T10_194">ale</text:span><text:span text:style-name="T10_195"><text:s/></text:span><text:span text:style-name="T10_196">ja</text:span><text:span text:style-name="T10_197"><text:s/></text:span><text:span text:style-name="T10_198">lubię</text:span><text:span text:style-name="T10_199"><text:s/></text:span><text:span text:style-name="T10_200">czasami</text:span><text:span text:style-name="T10_201"><text:s/></text:span><text:span text:style-name="T10_202">wrócić</text:span><text:span text:style-name="T10_203"><text:s/></text:span><text:span text:style-name="T10_204">do</text:span><text:span text:style-name="T10_205"><text:s/></text:span><text:span text:style-name="T10_206">tej</text:span><text:span text:style-name="T10_207"><text:s/></text:span><text:span text:style-name="T10_208">piosenki</text:span><text:span text:style-name="T10_209">,<text:s/></text:span><text:span text:style-name="T10_210">która</text:span><text:span text:style-name="T10_211"><text:s/></text:span><text:span text:style-name="T10_212">mimo</text:span><text:span text:style-name="T10_213"><text:s/></text:span><text:span text:style-name="T10_214">amatorskiego</text:span><text:span text:style-name="T10_215"><text:s/></text:span><text:span text:style-name="T10_216">wykonania</text:span><text:span text:style-name="T10_217"><text:s/></text:span><text:span text:style-name="T10_218">naprawdę</text:span><text:span text:style-name="T10_219"><text:s/></text:span><text:span text:style-name="T10_220">ma</text:span><text:span text:style-name="T10_221"><text:s/></text:span><text:span text:style-name="T10_222">coś</text:span><text:span text:style-name="T10_223"><text:s/></text:span><text:span text:style-name="T10_224">w</text:span><text:span text:style-name="T10_225"><text:s/></text:span><text:span text:style-name="T10_226">sobie</text:span><text:span text:style-name="T10_227">.</text:span></text:p>
      <text:p text:style-name="P11"/>
      <text:p text:style-name="P12"><text:span text:style-name="T12_1">Link</text:span><text:span text:style-name="T12_2"><text:s/></text:span><text:span text:style-name="T12_3">do</text:span><text:span text:style-name="T12_4"><text:s/></text:span><text:span text:style-name="T12_5">obrazka</text:span><text:span text:style-name="T12_6">:</text:span></text:p>
      <text:p text:style-name="P13"><text:span text:style-name="T13_1">Link</text:span><text:span text:style-name="T13_2"><text:s/></text:span><text:span text:style-name="T13_3">do</text:span><text:span text:style-name="T13_4"><text:s/></text:span><text:span text:style-name="T13_5">źródła</text:span><text:span text:style-name="T13_6">:<text:s/></text:span><text:span text:style-name="T13_7"><text:a xlink:type="simple" xlink:href="https://www.youtube.com/watch?v=KUdiCqDVUxI"><text:span text:style-name="T13_8">https</text:span></text:a></text:span><text:span text:style-name="T13_9"><text:a xlink:type="simple" xlink:href="https://www.youtube.com/watch?v=KUdiCqDVUxI"><text:span text:style-name="T13_10">://</text:span></text:a></text:span><text:span text:style-name="T13_11"><text:a xlink:type="simple" xlink:href="https://www.youtube.com/watch?v=KUdiCqDVUxI"><text:span text:style-name="T13_12">www</text:span></text:a></text:span><text:span text:style-name="T13_13"><text:a xlink:type="simple" xlink:href="https://www.youtube.com/watch?v=KUdiCqDVUxI"><text:span text:style-name="T13_14">.</text:span></text:a></text:span><text:span text:style-name="T13_15"><text:a xlink:type="simple" xlink:href="https://www.youtube.com/watch?v=KUdiCqDVUxI"><text:span text:style-name="T13_16">youtube</text:span></text:a></text:span><text:span text:style-name="T13_17"><text:a xlink:type="simple" xlink:href="https://www.youtube.com/watch?v=KUdiCqDVUxI"><text:span text:style-name="T13_18">.</text:span></text:a></text:span><text:span text:style-name="T13_19"><text:a xlink:type="simple" xlink:href="https://www.youtube.com/watch?v=KUdiCqDVUxI"><text:span text:style-name="T13_20">com</text:span></text:a></text:span><text:span text:style-name="T13_21"><text:a xlink:type="simple" xlink:href="https://www.youtube.com/watch?v=KUdiCqDVUxI"><text:span text:style-name="T13_22">/</text:span></text:a></text:span><text:span text:style-name="T13_23"><text:a xlink:type="simple" xlink:href="https://www.youtube.com/watch?v=KUdiCqDVUxI"><text:span text:style-name="T13_24">watch</text:span></text:a></text:span><text:span text:style-name="T13_25"><text:a xlink:type="simple" xlink:href="https://www.youtube.com/watch?v=KUdiCqDVUxI"><text:span text:style-name="T13_26">?</text:span></text:a></text:span><text:span text:style-name="T13_27"><text:a xlink:type="simple" xlink:href="https://www.youtube.com/watch?v=KUdiCqDVUxI"><text:span text:style-name="T13_28">v</text:span></text:a></text:span><text:span text:style-name="T13_29"><text:a xlink:type="simple" xlink:href="https://www.youtube.com/watch?v=KUdiCqDVUxI"><text:span text:style-name="T13_30">=</text:span></text:a></text:span><text:span text:style-name="T13_31"><text:a xlink:type="simple" xlink:href="https://www.youtube.com/watch?v=KUdiCqDVUxI"><text:span text:style-name="T13_32">KUdiCqDVUxI</text:span></text:a></text:span></text:p>
      <text:p text:style-name="P14"/>
      <text:p text:style-name="P15"><text:span text:style-name="T15_1">3.<text:s/></text:span><text:span text:style-name="T15_2"><text:a xlink:type="simple" xlink:href="https://www.youtube.com/watch?v=yZY4jONFHT8"><text:span text:style-name="T15_3">The</text:span></text:a></text:span><text:span text:style-name="T15_4"><text:a xlink:type="simple" xlink:href="https://www.youtube.com/watch?v=yZY4jONFHT8"><text:span text:style-name="T15_5"><text:s/></text:span></text:a></text:span><text:span text:style-name="T15_6"><text:a xlink:type="simple" xlink:href="https://www.youtube.com/watch?v=yZY4jONFHT8"><text:span text:style-name="T15_7">Brony</text:span></text:a></text:span><text:span text:style-name="T15_8"><text:a xlink:type="simple" xlink:href="https://www.youtube.com/watch?v=yZY4jONFHT8"><text:span text:style-name="T15_9"><text:s/></text:span></text:a></text:span><text:span text:style-name="T15_10"><text:a xlink:type="simple" xlink:href="https://www.youtube.com/watch?v=yZY4jONFHT8"><text:span text:style-name="T15_11">Song</text:span></text:a></text:span><text:span text:style-name="T15_12"><text:a xlink:type="simple" xlink:href="https://www.youtube.com/watch?v=yZY4jONFHT8"><text:span text:style-name="T15_13"><text:s/>2</text:span></text:a></text:span></text:p>
      <text:p text:style-name="P16"/>
      <text:p text:style-name="P17"><text:span text:style-name="T17_1">Skoro</text:span><text:span text:style-name="T17_2"><text:s/></text:span><text:span text:style-name="T17_3">opisałem</text:span><text:span text:style-name="T17_4"><text:s/></text:span><text:span text:style-name="T17_5">pierwszą</text:span><text:span text:style-name="T17_6"><text:s/></text:span><text:span text:style-name="T17_7">z</text:span><text:span text:style-name="T17_8"><text:s/></text:span><text:span text:style-name="T17_9">parodii</text:span><text:span text:style-name="T17_10"><text:s/></text:span><text:span text:style-name="T17_11">Random</text:span><text:span text:style-name="T17_12"><text:s/></text:span><text:span text:style-name="T17_13">Encounters</text:span><text:span text:style-name="T17_14">,<text:s/></text:span><text:span text:style-name="T17_15">to</text:span><text:span text:style-name="T17_16"><text:s/></text:span><text:span text:style-name="T17_17">w</text:span><text:span text:style-name="T17_18"><text:s/></text:span><text:span text:style-name="T17_19">sumie</text:span><text:span text:style-name="T17_20"><text:s/></text:span><text:span text:style-name="T17_21">można</text:span><text:span text:style-name="T17_22"><text:s/></text:span><text:span text:style-name="T17_23">od</text:span><text:span text:style-name="T17_24"><text:s/></text:span><text:span text:style-name="T17_25">razu</text:span><text:span text:style-name="T17_26"><text:s/></text:span><text:span text:style-name="T17_27">przypomnieć</text:span><text:span text:style-name="T17_28"><text:s/></text:span><text:span text:style-name="T17_29">i</text:span><text:span text:style-name="T17_30"><text:s/></text:span><text:span text:style-name="T17_31">drugą</text:span><text:span text:style-name="T17_32">.<text:s/></text:span><text:span text:style-name="T17_33">Tym</text:span><text:span text:style-name="T17_34"><text:s/></text:span><text:span text:style-name="T17_35">razem</text:span><text:span text:style-name="T17_36"><text:s/></text:span><text:span text:style-name="T17_37">radosna</text:span><text:span text:style-name="T17_38"><text:s/></text:span><text:span text:style-name="T17_39">grupa</text:span><text:span text:style-name="T17_40"><text:s/></text:span><text:span text:style-name="T17_41">wzięła</text:span><text:span text:style-name="T17_42"><text:s/></text:span><text:span text:style-name="T17_43">na</text:span><text:span text:style-name="T17_44"><text:s/></text:span><text:span text:style-name="T17_45">cel</text:span><text:span text:style-name="T17_46"><text:s/></text:span><text:span text:style-name="T17_47">ponymeety</text:span><text:span text:style-name="T17_48"><text:s/></text:span><text:span text:style-name="T17_49">i</text:span><text:span text:style-name="T17_50"><text:s/></text:span><text:span text:style-name="T17_51">przerabiając</text:span><text:span text:style-name="T17_52"><text:s/></text:span><text:span text:style-name="T17_53">znaną</text:span><text:span text:style-name="T17_54"><text:s/></text:span><text:span text:style-name="T17_55">nam</text:span><text:span text:style-name="T17_56"><text:s/></text:span><text:span text:style-name="T17_57">wszystkim</text:span><text:span text:style-name="T17_58"><text:s/></text:span><text:span text:style-name="T17_59">piosenkę</text:span><text:span text:style-name="T17_60"><text:s/>“</text:span><text:span text:style-name="T17_61">At</text:span><text:span text:style-name="T17_62"><text:s/></text:span><text:span text:style-name="T17_63">the</text:span><text:span text:style-name="T17_64"><text:s/></text:span><text:span text:style-name="T17_65">Gala</text:span><text:span text:style-name="T17_66">”,<text:s/></text:span><text:span text:style-name="T17_67">postanowiła</text:span><text:span text:style-name="T17_68"><text:s/></text:span><text:span text:style-name="T17_69">przybliżyć</text:span><text:span text:style-name="T17_70"><text:s/></text:span><text:span text:style-name="T17_71">ludziom</text:span><text:span text:style-name="T17_72">,<text:s/></text:span><text:span text:style-name="T17_73">co</text:span><text:span text:style-name="T17_74"><text:s/></text:span><text:span text:style-name="T17_75">też</text:span><text:span text:style-name="T17_76"><text:s/></text:span><text:span text:style-name="T17_77">się</text:span><text:span text:style-name="T17_78"><text:s/></text:span><text:span text:style-name="T17_79">na</text:span><text:span text:style-name="T17_80"><text:s/></text:span><text:span text:style-name="T17_81">tych</text:span><text:span text:style-name="T17_82"><text:s/></text:span><text:span text:style-name="T17_83">spotkaniach</text:span><text:span text:style-name="T17_84"><text:s/></text:span><text:span text:style-name="T17_85">dzieje</text:span><text:span text:style-name="T17_86">.<text:s/></text:span><text:span text:style-name="T17_87">Trzeba</text:span><text:span text:style-name="T17_88"><text:s/></text:span><text:span text:style-name="T17_89">przyznać</text:span><text:span text:style-name="T17_90">,<text:s/></text:span><text:span text:style-name="T17_91">iż</text:span><text:span text:style-name="T17_92"><text:s/></text:span><text:span text:style-name="T17_93">ponownie</text:span><text:span text:style-name="T17_94"><text:s/></text:span><text:span text:style-name="T17_95">wyszło</text:span><text:span text:style-name="T17_96"><text:s/></text:span><text:span text:style-name="T17_97">im</text:span><text:span text:style-name="T17_98"><text:s/></text:span><text:span text:style-name="T17_99">to</text:span><text:span text:style-name="T17_100"><text:s/></text:span><text:span text:style-name="T17_101">bardzo</text:span><text:span text:style-name="T17_102"><text:s/></text:span><text:span text:style-name="T17_103">dobrze</text:span><text:span text:style-name="T17_104"><text:s/>–<text:s/></text:span><text:span text:style-name="T17_105">tekst</text:span><text:span text:style-name="T17_106"><text:s/></text:span><text:span text:style-name="T17_107">jest</text:span><text:span text:style-name="T17_108"><text:s/></text:span><text:span text:style-name="T17_109">zabawny</text:span><text:span text:style-name="T17_110">,<text:s/></text:span><text:span text:style-name="T17_111">muzyka</text:span><text:span text:style-name="T17_112"><text:s/></text:span><text:span text:style-name="T17_113">przyjemna</text:span><text:span text:style-name="T17_114"><text:s/></text:span><text:span text:style-name="T17_115">dla</text:span><text:span text:style-name="T17_116"><text:s/></text:span><text:span text:style-name="T17_117">ucha</text:span><text:span text:style-name="T17_118"><text:s/>(</text:span><text:span text:style-name="T17_119">nie</text:span><text:span text:style-name="T17_120"><text:s/></text:span><text:span text:style-name="T17_121">żeby</text:span><text:span text:style-name="T17_122"><text:s/></text:span><text:span text:style-name="T17_123">to</text:span><text:span text:style-name="T17_124"><text:s/></text:span><text:span text:style-name="T17_125">było</text:span><text:span text:style-name="T17_126"><text:s/></text:span><text:span text:style-name="T17_127">coś</text:span><text:span text:style-name="T17_128"><text:s/></text:span><text:span text:style-name="T17_129">dziwnego</text:span><text:span text:style-name="T17_130">),<text:s/></text:span><text:span text:style-name="T17_131">a</text:span><text:span text:style-name="T17_132"><text:s/></text:span><text:span text:style-name="T17_133">teledysk</text:span><text:span text:style-name="T17_134"><text:s/></text:span><text:span text:style-name="T17_135">nakręcony</text:span><text:span text:style-name="T17_136"><text:s/></text:span><text:span text:style-name="T17_137">z</text:span><text:span text:style-name="T17_138"><text:s/></text:span><text:span text:style-name="T17_139">pomysłem</text:span><text:span text:style-name="T17_140"><text:s/>–<text:s/></text:span><text:span text:style-name="T17_141">widać</text:span><text:span text:style-name="T17_142">,<text:s/></text:span><text:span text:style-name="T17_143">że</text:span><text:span text:style-name="T17_144"><text:s/></text:span><text:span text:style-name="T17_145">mieli</text:span><text:span text:style-name="T17_146"><text:s/></text:span><text:span text:style-name="T17_147">przy</text:span><text:span text:style-name="T17_148"><text:s/></text:span><text:span text:style-name="T17_149">nim</text:span><text:span text:style-name="T17_150"><text:s/></text:span><text:span text:style-name="T17_151">naprawdę</text:span><text:span text:style-name="T17_152"><text:s/></text:span><text:span text:style-name="T17_153">dużo</text:span><text:span text:style-name="T17_154"><text:s/></text:span><text:span text:style-name="T17_155">zabawy</text:span><text:span text:style-name="T17_156">.<text:s/></text:span><text:span text:style-name="T17_157">Co</text:span><text:span text:style-name="T17_158"><text:s/></text:span><text:span text:style-name="T17_159">prawda</text:span><text:span text:style-name="T17_160"><text:s/></text:span><text:span text:style-name="T17_161">drugie</text:span><text:span text:style-name="T17_162"><text:s/></text:span><text:span text:style-name="T17_163">podejście</text:span><text:span text:style-name="T17_164"><text:s/></text:span><text:span text:style-name="T17_165">do</text:span><text:span text:style-name="T17_166"><text:s/></text:span><text:span text:style-name="T17_167">fandomu</text:span><text:span text:style-name="T17_168"><text:s/></text:span><text:span text:style-name="T17_169">MLP</text:span><text:span text:style-name="T17_170"><text:s/></text:span><text:span text:style-name="T17_171">nie</text:span><text:span text:style-name="T17_172"><text:s/></text:span><text:span text:style-name="T17_173">zyskało</text:span><text:span text:style-name="T17_174"><text:s/></text:span><text:span text:style-name="T17_175">takiej</text:span><text:span text:style-name="T17_176"><text:s/></text:span><text:span text:style-name="T17_177">popularności</text:span><text:span text:style-name="T17_178"><text:s/></text:span><text:span text:style-name="T17_179">jak</text:span><text:span text:style-name="T17_180"><text:s/></text:span><text:span text:style-name="T17_181">ich</text:span><text:span text:style-name="T17_182"><text:s/></text:span><text:span text:style-name="T17_183">debiut</text:span><text:span text:style-name="T17_184">,<text:s/></text:span><text:span text:style-name="T17_185">ale</text:span><text:span text:style-name="T17_186"><text:s/></text:span><text:span text:style-name="T17_187">na</text:span><text:span text:style-name="T17_188"><text:s/></text:span><text:span text:style-name="T17_189">pewno</text:span><text:span text:style-name="T17_190"><text:s/></text:span><text:span text:style-name="T17_191">warto</text:span><text:span text:style-name="T17_192"><text:s/></text:span><text:span text:style-name="T17_193">o</text:span><text:span text:style-name="T17_194"><text:s/></text:span><text:span text:style-name="T17_195">tym</text:span><text:span text:style-name="T17_196"><text:s/></text:span><text:span text:style-name="T17_197">utworze</text:span><text:span text:style-name="T17_198"><text:s/></text:span><text:span text:style-name="T17_199">pamiętać</text:span><text:span text:style-name="T17_200">.<text:s/></text:span><text:span text:style-name="T17_201">Przynajmniej</text:span><text:span text:style-name="T17_202"><text:s/></text:span><text:span text:style-name="T17_203">od</text:span><text:span text:style-name="T17_204"><text:s/></text:span><text:span text:style-name="T17_205">czasu</text:span><text:span text:style-name="T17_206"><text:s/></text:span><text:span text:style-name="T17_207">do</text:span><text:span text:style-name="T17_208"><text:s/></text:span><text:span text:style-name="T17_209">czasu</text:span><text:span text:style-name="T17_210">.</text:span></text:p>
      <text:p text:style-name="P18"/>
      <text:p text:style-name="P19"><text:span text:style-name="T19_1">Link</text:span><text:span text:style-name="T19_2"><text:s/></text:span><text:span text:style-name="T19_3">do</text:span><text:span text:style-name="T19_4"><text:s/></text:span><text:span text:style-name="T19_5">obrazka</text:span><text:span text:style-name="T19_6">:</text:span></text:p>
      <text:p text:style-name="P20"><text:span text:style-name="T20_1">Link</text:span><text:span text:style-name="T20_2"><text:s/></text:span><text:span text:style-name="T20_3">do</text:span><text:span text:style-name="T20_4"><text:s/></text:span><text:span text:style-name="T20_5">źródła</text:span><text:span text:style-name="T20_6">:<text:s/></text:span><text:span text:style-name="T20_7"><text:a xlink:type="simple" xlink:href="https://www.youtube.com/watch?v=yZY4jONFHT8"><text:span text:style-name="T20_8">https</text:span></text:a></text:span><text:span text:style-name="T20_9"><text:a xlink:type="simple" xlink:href="https://www.youtube.com/watch?v=yZY4jONFHT8"><text:span text:style-name="T20_10">://</text:span></text:a></text:span><text:span text:style-name="T20_11"><text:a xlink:type="simple" xlink:href="https://www.youtube.com/watch?v=yZY4jONFHT8"><text:span text:style-name="T20_12">www</text:span></text:a></text:span><text:span text:style-name="T20_13"><text:a xlink:type="simple" xlink:href="https://www.youtube.com/watch?v=yZY4jONFHT8"><text:span text:style-name="T20_14">.</text:span></text:a></text:span><text:span text:style-name="T20_15"><text:a xlink:type="simple" xlink:href="https://www.youtube.com/watch?v=yZY4jONFHT8"><text:span text:style-name="T20_16">youtube</text:span></text:a></text:span><text:span text:style-name="T20_17"><text:a xlink:type="simple" xlink:href="https://www.youtube.com/watch?v=yZY4jONFHT8"><text:span text:style-name="T20_18">.</text:span></text:a></text:span><text:span text:style-name="T20_19"><text:a xlink:type="simple" xlink:href="https://www.youtube.com/watch?v=yZY4jONFHT8"><text:span text:style-name="T20_20">com</text:span></text:a></text:span><text:span text:style-name="T20_21"><text:a xlink:type="simple" xlink:href="https://www.youtube.com/watch?v=yZY4jONFHT8"><text:span text:style-name="T20_22">/</text:span></text:a></text:span><text:span text:style-name="T20_23"><text:a xlink:type="simple" xlink:href="https://www.youtube.com/watch?v=yZY4jONFHT8"><text:span text:style-name="T20_24">watch</text:span></text:a></text:span><text:span text:style-name="T20_25"><text:a xlink:type="simple" xlink:href="https://www.youtube.com/watch?v=yZY4jONFHT8"><text:span text:style-name="T20_26">?</text:span></text:a></text:span><text:span text:style-name="T20_27"><text:a xlink:type="simple" xlink:href="https://www.youtube.com/watch?v=yZY4jONFHT8"><text:span text:style-name="T20_28">v</text:span></text:a></text:span><text:span text:style-name="T20_29"><text:a xlink:type="simple" xlink:href="https://www.youtube.com/watch?v=yZY4jONFHT8"><text:span text:style-name="T20_30">=</text:span></text:a></text:span><text:span text:style-name="T20_31"><text:a xlink:type="simple" xlink:href="https://www.youtube.com/watch?v=yZY4jONFHT8"><text:span text:style-name="T20_32">yZY</text:span></text:a></text:span><text:span text:style-name="T20_33"><text:a xlink:type="simple" xlink:href="https://www.youtube.com/watch?v=yZY4jONFHT8"><text:span text:style-name="T20_34">4</text:span></text:a></text:span><text:span text:style-name="T20_35"><text:a xlink:type="simple" xlink:href="https://www.youtube.com/watch?v=yZY4jONFHT8"><text:span text:style-name="T20_36">jONFHT</text:span></text:a></text:span><text:span text:style-name="T20_37"><text:a xlink:type="simple" xlink:href="https://www.youtube.com/watch?v=yZY4jONFHT8"><text:span text:style-name="T20_38">8</text:span></text:a></text:span></text:p>
      <text:p text:style-name="P21"/>
      <text:p text:style-name="P22"><text:span text:style-name="T22_1">4.<text:s/></text:span><text:span text:style-name="T22_2"><text:a xlink:type="simple" xlink:href="https://www.youtube.com/watch?v=QQ9RPTEkQW4"><text:span text:style-name="T22_3">Octavia</text:span></text:a></text:span></text:p>
      <text:p text:style-name="P23"/>
      <text:p text:style-name="P24"><text:span text:style-name="T24_1">Jako</text:span><text:span text:style-name="T24_2"><text:s/></text:span><text:span text:style-name="T24_3">przedostatni</text:span><text:span text:style-name="T24_4"><text:s/></text:span><text:span text:style-name="T24_5">utwór</text:span><text:span text:style-name="T24_6"><text:s/></text:span><text:span text:style-name="T24_7">postanowiłem</text:span><text:span text:style-name="T24_8"><text:s/></text:span><text:span text:style-name="T24_9">przypomnieć</text:span><text:span text:style-name="T24_10"><text:s/></text:span><text:span text:style-name="T24_11">fenomenalny</text:span><text:span text:style-name="T24_12"><text:s/></text:span><text:span text:style-name="T24_13">wytwór</text:span><text:span text:style-name="T24_14"><text:s/></text:span><text:span text:style-name="T24_15">artysty</text:span><text:span text:style-name="T24_16"><text:s/></text:span><text:span text:style-name="T24_17">kryjącego</text:span><text:span text:style-name="T24_18"><text:s/></text:span><text:span text:style-name="T24_19">się</text:span><text:span text:style-name="T24_20"><text:s/></text:span><text:span text:style-name="T24_21">pod</text:span><text:span text:style-name="T24_22"><text:s/></text:span><text:span text:style-name="T24_23">pseudonimem</text:span><text:span text:style-name="T24_24"><text:s/></text:span><text:span text:style-name="T24_25">Evening</text:span><text:span text:style-name="T24_26"><text:s/></text:span><text:span text:style-name="T24_27">Star</text:span><text:span text:style-name="T24_28">.<text:s/></text:span><text:span text:style-name="T24_29">Ów</text:span><text:span text:style-name="T24_30"><text:s/></text:span><text:span text:style-name="T24_31">artysta</text:span><text:span text:style-name="T24_32"><text:s/></text:span><text:span text:style-name="T24_33">specjalizował</text:span><text:span text:style-name="T24_34"><text:s/></text:span><text:span text:style-name="T24_35">się</text:span><text:span text:style-name="T24_36"><text:s/></text:span><text:span text:style-name="T24_37">w</text:span><text:span text:style-name="T24_38"><text:s/></text:span><text:span text:style-name="T24_39">dosyć</text:span><text:span text:style-name="T24_40">…<text:s/></text:span><text:span text:style-name="T24_41">epickich</text:span><text:span text:style-name="T24_42"><text:s/></text:span><text:span text:style-name="T24_43">utworach</text:span><text:span text:style-name="T24_44"><text:s/>–<text:s/></text:span><text:span text:style-name="T24_45">inaczej</text:span><text:span text:style-name="T24_46"><text:s/></text:span><text:span text:style-name="T24_47">trudno</text:span><text:span text:style-name="T24_48"><text:s/></text:span><text:span text:style-name="T24_49">to</text:span><text:span text:style-name="T24_50"><text:s/></text:span><text:span text:style-name="T24_51">naprawdę</text:span><text:span text:style-name="T24_52"><text:s/></text:span><text:span text:style-name="T24_53">nazwać</text:span><text:span text:style-name="T24_54">.<text:s/></text:span><text:span text:style-name="T24_55">Mieliśmy</text:span><text:span text:style-name="T24_56"><text:s/></text:span><text:span text:style-name="T24_57">takie</text:span><text:span text:style-name="T24_58">,<text:s/></text:span><text:span text:style-name="T24_59">które</text:span><text:span text:style-name="T24_60"><text:s/></text:span><text:span text:style-name="T24_61">mogłyby</text:span><text:span text:style-name="T24_62"><text:s/></text:span><text:span text:style-name="T24_63">podrywać</text:span><text:span text:style-name="T24_64"><text:s/></text:span><text:span text:style-name="T24_65">w</text:span><text:span text:style-name="T24_66"><text:s/></text:span><text:span text:style-name="T24_67">bój</text:span><text:span text:style-name="T24_68"><text:s/></text:span><text:span text:style-name="T24_69">wojsko</text:span><text:span text:style-name="T24_70">,<text:s/></text:span><text:span text:style-name="T24_71">jak</text:span><text:span text:style-name="T24_72"><text:s/></text:span><text:span text:style-name="T24_73">również</text:span><text:span text:style-name="T24_74"><text:s/></text:span><text:span text:style-name="T24_75">nieco</text:span><text:span text:style-name="T24_76"><text:s/></text:span><text:span text:style-name="T24_77">spokojniejsze</text:span><text:span text:style-name="T24_78">.<text:s/></text:span><text:span text:style-name="T24_79">Przypominana</text:span><text:span text:style-name="T24_80"><text:s/></text:span><text:span text:style-name="T24_81">tu</text:span><text:span text:style-name="T24_82"><text:s/>“</text:span><text:span text:style-name="T24_83">Octavia</text:span><text:span text:style-name="T24_84">”<text:s/></text:span><text:span text:style-name="T24_85">należy</text:span><text:span text:style-name="T24_86"><text:s/></text:span><text:span text:style-name="T24_87">właśnie</text:span><text:span text:style-name="T24_88"><text:s/></text:span><text:span text:style-name="T24_89">do</text:span><text:span text:style-name="T24_90"><text:s/></text:span><text:span text:style-name="T24_91">tego</text:span><text:span text:style-name="T24_92"><text:s/></text:span><text:span text:style-name="T24_93">drugiego</text:span><text:span text:style-name="T24_94"><text:s/></text:span><text:span text:style-name="T24_95">typu</text:span><text:span text:style-name="T24_96">.<text:s/></text:span><text:span text:style-name="T24_97">Spokojne</text:span><text:span text:style-name="T24_98"><text:s/></text:span><text:span text:style-name="T24_99">brzmienia</text:span><text:span text:style-name="T24_100"><text:s/></text:span><text:span text:style-name="T24_101">i</text:span><text:span text:style-name="T24_102"><text:s/></text:span><text:span text:style-name="T24_103">łatwo</text:span><text:span text:style-name="T24_104"><text:s/></text:span><text:span text:style-name="T24_105">wpadająca</text:span><text:span text:style-name="T24_106"><text:s/></text:span><text:span text:style-name="T24_107">w</text:span><text:span text:style-name="T24_108"><text:s/></text:span><text:span text:style-name="T24_109">ucho</text:span><text:span text:style-name="T24_110"><text:s/></text:span><text:span text:style-name="T24_111">melodia</text:span><text:span text:style-name="T24_112"><text:s/></text:span><text:span text:style-name="T24_113">to</text:span><text:span text:style-name="T24_114"><text:s/></text:span><text:span text:style-name="T24_115">idealny</text:span><text:span text:style-name="T24_116"><text:s/></text:span><text:span text:style-name="T24_117">wybór</text:span><text:span text:style-name="T24_118">,<text:s/></text:span><text:span text:style-name="T24_119">kiedy</text:span><text:span text:style-name="T24_120"><text:s/></text:span><text:span text:style-name="T24_121">człowiek</text:span><text:span text:style-name="T24_122"><text:s/></text:span><text:span text:style-name="T24_123">ma</text:span><text:span text:style-name="T24_124"><text:s/></text:span><text:span text:style-name="T24_125">ochotę</text:span><text:span text:style-name="T24_126"><text:s/></text:span><text:span text:style-name="T24_127">usiąść</text:span><text:span text:style-name="T24_128"><text:s/></text:span><text:span text:style-name="T24_129">spokojnie</text:span><text:span text:style-name="T24_130"><text:s/></text:span><text:span text:style-name="T24_131">i</text:span><text:span text:style-name="T24_132"><text:s/></text:span><text:span text:style-name="T24_133">troszkę</text:span><text:span text:style-name="T24_134"><text:s/></text:span><text:span text:style-name="T24_135">się</text:span><text:span text:style-name="T24_136"><text:s/></text:span><text:span text:style-name="T24_137">zrelaksować</text:span><text:span text:style-name="T24_138"><text:s/>–<text:s/></text:span><text:span text:style-name="T24_139">tylko</text:span><text:span text:style-name="T24_140"><text:s/></text:span><text:span text:style-name="T24_141">odradzam</text:span><text:span text:style-name="T24_142"><text:s/></text:span><text:span text:style-name="T24_143">zbyt</text:span><text:span text:style-name="T24_144"><text:s/></text:span><text:span text:style-name="T24_145">wygodne</text:span><text:span text:style-name="T24_146"><text:s/></text:span><text:span text:style-name="T24_147">fotele</text:span><text:span text:style-name="T24_148">,<text:s/></text:span><text:span text:style-name="T24_149">bo</text:span><text:span text:style-name="T24_150"><text:s/></text:span><text:span text:style-name="T24_151">możecie</text:span><text:span text:style-name="T24_152"><text:s/></text:span><text:span text:style-name="T24_153">bardzo</text:span><text:span text:style-name="T24_154"><text:s/></text:span><text:span text:style-name="T24_155">łatwo</text:span><text:span text:style-name="T24_156"><text:s/></text:span><text:span text:style-name="T24_157">razem</text:span><text:span text:style-name="T24_158"><text:s/></text:span><text:span text:style-name="T24_159">z</text:span><text:span text:style-name="T24_160"><text:s/></text:span><text:span text:style-name="T24_161">muzyką</text:span><text:span text:style-name="T24_162"><text:s/></text:span><text:span text:style-name="T24_163">odpłynąć</text:span><text:span text:style-name="T24_164"><text:s/></text:span><text:span text:style-name="T24_165">do</text:span><text:span text:style-name="T24_166"><text:s/></text:span><text:span text:style-name="T24_167">krainy</text:span><text:span text:style-name="T24_168"><text:s/></text:span><text:span text:style-name="T24_169">Orfeusza</text:span><text:span text:style-name="T24_170">!<text:s/></text:span><text:span text:style-name="T24_171">Przyznaję</text:span><text:span text:style-name="T24_172">,<text:s/></text:span><text:span text:style-name="T24_173">iż</text:span><text:span text:style-name="T24_174"><text:s/></text:span><text:span text:style-name="T24_175">jestem</text:span><text:span text:style-name="T24_176"><text:s/></text:span><text:span text:style-name="T24_177">nieco</text:span><text:span text:style-name="T24_178"><text:s/></text:span><text:span text:style-name="T24_179">zdziwiony</text:span><text:span text:style-name="T24_180">,<text:s/></text:span><text:span text:style-name="T24_181">że</text:span><text:span text:style-name="T24_182"><text:s/></text:span><text:span text:style-name="T24_183">ten</text:span><text:span text:style-name="T24_184"><text:s/></text:span><text:span text:style-name="T24_185">kawałek</text:span><text:span text:style-name="T24_186"><text:s/></text:span><text:span text:style-name="T24_187">zdobył</text:span><text:span text:style-name="T24_188"><text:s/></text:span><text:span text:style-name="T24_189">jedynie</text:span><text:span text:style-name="T24_190"><text:s/></text:span><text:span text:style-name="T24_191">nieco</text:span><text:span text:style-name="T24_192"><text:s/></text:span><text:span text:style-name="T24_193">ponad</text:span><text:span text:style-name="T24_194"><text:s/></text:span><text:span text:style-name="T24_195">pół</text:span><text:span text:style-name="T24_196"><text:s/></text:span><text:span text:style-name="T24_197">miliona</text:span><text:span text:style-name="T24_198"><text:s/></text:span><text:span text:style-name="T24_199">wyświetleń</text:span><text:span text:style-name="T24_200"><text:s/></text:span><text:span text:style-name="T24_201">i</text:span><text:span text:style-name="T24_202"><text:s/></text:span><text:span text:style-name="T24_203">mam</text:span><text:span text:style-name="T24_204"><text:s/></text:span><text:span text:style-name="T24_205">nadzieję</text:span><text:span text:style-name="T24_206">,<text:s/></text:span><text:span text:style-name="T24_207">że</text:span><text:span text:style-name="T24_208"><text:s/></text:span><text:span text:style-name="T24_209">postaracie</text:span><text:span text:style-name="T24_210"><text:s/></text:span><text:span text:style-name="T24_211">się</text:span><text:span text:style-name="T24_212"><text:s/></text:span><text:span text:style-name="T24_213">nieco</text:span><text:span text:style-name="T24_214"><text:s/></text:span><text:span text:style-name="T24_215">podwyższyć</text:span><text:span text:style-name="T24_216"><text:s/></text:span><text:span text:style-name="T24_217">ten</text:span><text:span text:style-name="T24_218"><text:s/></text:span><text:span text:style-name="T24_219">wynik</text:span><text:span text:style-name="T24_220"><text:s/>–<text:s/></text:span><text:span text:style-name="T24_221">naprawdę</text:span><text:span text:style-name="T24_222"><text:s/></text:span><text:span text:style-name="T24_223">warto</text:span><text:span text:style-name="T24_224">!</text:span></text:p>
      <text:p text:style-name="P25"/>
      <text:p text:style-name="P26"><text:span text:style-name="T26_1">Link</text:span><text:span text:style-name="T26_2"><text:s/></text:span><text:span text:style-name="T26_3">do</text:span><text:span text:style-name="T26_4"><text:s/></text:span><text:span text:style-name="T26_5">obrazka</text:span><text:span text:style-name="T26_6">:</text:span></text:p>
      <text:p text:style-name="P27"><text:span text:style-name="T27_1">Link</text:span><text:span text:style-name="T27_2"><text:s/></text:span><text:span text:style-name="T27_3">do</text:span><text:span text:style-name="T27_4"><text:s/></text:span><text:span text:style-name="T27_5">źródła</text:span><text:span text:style-name="T27_6">:<text:s/></text:span><text:span text:style-name="T27_7"><text:a xlink:type="simple" xlink:href="https://www.youtube.com/watch?v=QQ9RPTEkQW4"><text:span text:style-name="T27_8">https</text:span></text:a></text:span><text:span text:style-name="T27_9"><text:a xlink:type="simple" xlink:href="https://www.youtube.com/watch?v=QQ9RPTEkQW4"><text:span text:style-name="T27_10">://</text:span></text:a></text:span><text:span text:style-name="T27_11"><text:a xlink:type="simple" xlink:href="https://www.youtube.com/watch?v=QQ9RPTEkQW4"><text:span text:style-name="T27_12">www</text:span></text:a></text:span><text:span text:style-name="T27_13"><text:a xlink:type="simple" xlink:href="https://www.youtube.com/watch?v=QQ9RPTEkQW4"><text:span text:style-name="T27_14">.</text:span></text:a></text:span><text:span text:style-name="T27_15"><text:a xlink:type="simple" xlink:href="https://www.youtube.com/watch?v=QQ9RPTEkQW4"><text:span text:style-name="T27_16">youtube</text:span></text:a></text:span><text:span text:style-name="T27_17"><text:a xlink:type="simple" xlink:href="https://www.youtube.com/watch?v=QQ9RPTEkQW4"><text:span text:style-name="T27_18">.</text:span></text:a></text:span><text:span text:style-name="T27_19"><text:a xlink:type="simple" xlink:href="https://www.youtube.com/watch?v=QQ9RPTEkQW4"><text:span text:style-name="T27_20">com</text:span></text:a></text:span><text:span text:style-name="T27_21"><text:a xlink:type="simple" xlink:href="https://www.youtube.com/watch?v=QQ9RPTEkQW4"><text:span text:style-name="T27_22">/</text:span></text:a></text:span><text:span text:style-name="T27_23"><text:a xlink:type="simple" xlink:href="https://www.youtube.com/watch?v=QQ9RPTEkQW4"><text:span text:style-name="T27_24">watch</text:span></text:a></text:span><text:span text:style-name="T27_25"><text:a xlink:type="simple" xlink:href="https://www.youtube.com/watch?v=QQ9RPTEkQW4"><text:span text:style-name="T27_26">?</text:span></text:a></text:span><text:span text:style-name="T27_27"><text:a xlink:type="simple" xlink:href="https://www.youtube.com/watch?v=QQ9RPTEkQW4"><text:span text:style-name="T27_28">v</text:span></text:a></text:span><text:span text:style-name="T27_29"><text:a xlink:type="simple" xlink:href="https://www.youtube.com/watch?v=QQ9RPTEkQW4"><text:span text:style-name="T27_30">=</text:span></text:a></text:span><text:span text:style-name="T27_31"><text:a xlink:type="simple" xlink:href="https://www.youtube.com/watch?v=QQ9RPTEkQW4"><text:span text:style-name="T27_32">QQ</text:span></text:a></text:span><text:span text:style-name="T27_33"><text:a xlink:type="simple" xlink:href="https://www.youtube.com/watch?v=QQ9RPTEkQW4"><text:span text:style-name="T27_34">9</text:span></text:a></text:span><text:span text:style-name="T27_35"><text:a xlink:type="simple" xlink:href="https://www.youtube.com/watch?v=QQ9RPTEkQW4"><text:span text:style-name="T27_36">RPTEkQW</text:span></text:a></text:span><text:span text:style-name="T27_37"><text:a xlink:type="simple" xlink:href="https://www.youtube.com/watch?v=QQ9RPTEkQW4"><text:span text:style-name="T27_38">4</text:span></text:a></text:span></text:p>
      <text:p text:style-name="P28"/>
      <text:list text:style-name="LS1" xml:id="list2" text:continue-list="list0">
        <text:list-item>
          <text:p text:style-name="P29"><text:span text:style-name="T29_1"><text:a xlink:type="simple" xlink:href="https://www.youtube.com/watch?v=fcR8c7KwAq0"><text:span text:style-name="T29_2">PMV</text:span></text:a></text:span><text:span text:style-name="T29_3"><text:a xlink:type="simple" xlink:href="https://www.youtube.com/watch?v=fcR8c7KwAq0"><text:span text:style-name="T29_4"><text:s/></text:span></text:a></text:span><text:span text:style-name="T29_5"><text:a xlink:type="simple" xlink:href="https://www.youtube.com/watch?v=fcR8c7KwAq0"><text:span text:style-name="T29_6">At</text:span></text:a></text:span><text:span text:style-name="T29_7"><text:a xlink:type="simple" xlink:href="https://www.youtube.com/watch?v=fcR8c7KwAq0"><text:span text:style-name="T29_8"><text:s/></text:span></text:a></text:span><text:span text:style-name="T29_9"><text:a xlink:type="simple" xlink:href="https://www.youtube.com/watch?v=fcR8c7KwAq0"><text:span text:style-name="T29_10">The</text:span></text:a></text:span><text:span text:style-name="T29_11"><text:a xlink:type="simple" xlink:href="https://www.youtube.com/watch?v=fcR8c7KwAq0"><text:span text:style-name="T29_12"><text:s/></text:span></text:a></text:span><text:span text:style-name="T29_13"><text:a xlink:type="simple" xlink:href="https://www.youtube.com/watch?v=fcR8c7KwAq0"><text:span text:style-name="T29_14">Opera</text:span></text:a></text:span><text:span text:style-name="T29_15"><text:a xlink:type="simple" xlink:href="https://www.youtube.com/watch?v=fcR8c7KwAq0"><text:span text:style-name="T29_16"><text:s/></text:span></text:a></text:span><text:span text:style-name="T29_17"><text:a xlink:type="simple" xlink:href="https://www.youtube.com/watch?v=fcR8c7KwAq0"><text:span text:style-name="T29_18">Tonight</text:span></text:a></text:span></text:p>
        </text:list-item>
      </text:list>
      <text:p text:style-name="P30"><text:span text:style-name="T30_1">Na</text:span><text:span text:style-name="T30_2"><text:s/></text:span><text:span text:style-name="T30_3">koniec</text:span><text:span text:style-name="T30_4"><text:s/></text:span><text:span text:style-name="T30_5">przybliżę</text:span><text:span text:style-name="T30_6"><text:s/></text:span><text:span text:style-name="T30_7">Wam</text:span><text:span text:style-name="T30_8"><text:s/></text:span><text:span text:style-name="T30_9">kolejne</text:span><text:span text:style-name="T30_10"><text:s/></text:span><text:span text:style-name="T30_11">PMV</text:span><text:span text:style-name="T30_12">.<text:s/></text:span><text:span text:style-name="T30_13">Ścieżkę</text:span><text:span text:style-name="T30_14"><text:s/></text:span><text:span text:style-name="T30_15">dźwiękową</text:span><text:span text:style-name="T30_16"><text:s/></text:span><text:span text:style-name="T30_17">wzięto</text:span><text:span text:style-name="T30_18"><text:s/></text:span><text:span text:style-name="T30_19">z</text:span><text:span text:style-name="T30_20"><text:s/></text:span><text:span text:style-name="T30_21">dosyć</text:span><text:span text:style-name="T30_22">…<text:s/></text:span><text:span text:style-name="T30_23">specyficznego</text:span><text:span text:style-name="T30_24"><text:s/></text:span><text:span text:style-name="T30_25">filmu</text:span><text:span text:style-name="T30_26"><text:s/>„</text:span><text:span text:style-name="T30_27">Repo</text:span><text:span text:style-name="T30_28">!<text:s/></text:span><text:span text:style-name="T30_29">The</text:span><text:span text:style-name="T30_30"><text:s/></text:span><text:span text:style-name="T30_31">Genetic</text:span><text:span text:style-name="T30_32"><text:s/></text:span><text:span text:style-name="T30_33">Opera</text:span><text:span text:style-name="T30_34">”<text:s/></text:span><text:span text:style-name="T30_35">z</text:span><text:span text:style-name="T30_36"><text:s/>2008<text:s/></text:span><text:span text:style-name="T30_37">roku</text:span><text:span text:style-name="T30_38">.<text:s/></text:span><text:span text:style-name="T30_39">O</text:span><text:span text:style-name="T30_40"><text:s/></text:span><text:span text:style-name="T30_41">nim</text:span><text:span text:style-name="T30_42"><text:s/></text:span><text:span text:style-name="T30_43">samym</text:span><text:span text:style-name="T30_44"><text:s/></text:span><text:span text:style-name="T30_45">krąży</text:span><text:span text:style-name="T30_46"><text:s/></text:span><text:span text:style-name="T30_47">wiele</text:span><text:span text:style-name="T30_48"><text:s/></text:span><text:span text:style-name="T30_49">opinii</text:span><text:span text:style-name="T30_50">,<text:s/></text:span><text:span text:style-name="T30_51">w</text:span><text:span text:style-name="T30_52"><text:s/></text:span><text:span text:style-name="T30_53">większości</text:span><text:span text:style-name="T30_54"><text:s/></text:span><text:span text:style-name="T30_55">negatywnych</text:span><text:span text:style-name="T30_56">,<text:s/></text:span><text:span text:style-name="T30_57">ale</text:span><text:span text:style-name="T30_58"><text:s/></text:span><text:span text:style-name="T30_59">mi</text:span><text:span text:style-name="T30_60"><text:s/></text:span><text:span text:style-name="T30_61">jakoś</text:span><text:span text:style-name="T30_62"><text:s/></text:span><text:span text:style-name="T30_63">przypadł</text:span><text:span text:style-name="T30_64"><text:s/></text:span><text:span text:style-name="T30_65">do</text:span><text:span text:style-name="T30_66"><text:s/></text:span><text:span text:style-name="T30_67">gustu</text:span><text:span text:style-name="T30_68"><text:s/></text:span><text:span text:style-name="T30_69">wykreowany</text:span><text:span text:style-name="T30_70"><text:s/></text:span><text:span text:style-name="T30_71">w</text:span><text:span text:style-name="T30_72"><text:s/></text:span><text:span text:style-name="T30_73">nim</text:span><text:span text:style-name="T30_74"><text:s/></text:span><text:span text:style-name="T30_75">mroczny</text:span><text:span text:style-name="T30_76"><text:s/></text:span><text:span text:style-name="T30_77">świat</text:span><text:span text:style-name="T30_78">.<text:s/></text:span><text:span text:style-name="T30_79">W</text:span><text:span text:style-name="T30_80"><text:s/></text:span><text:span text:style-name="T30_81">każdym</text:span><text:span text:style-name="T30_82"><text:s/></text:span><text:span text:style-name="T30_83">razie</text:span><text:span text:style-name="T30_84"><text:s/></text:span><text:span text:style-name="T30_85">Man</text:span><text:span text:style-name="T30_86">3</text:span><text:span text:style-name="T30_87">shark</text:span><text:span text:style-name="T30_88"><text:s/></text:span><text:span text:style-name="T30_89">wyciął</text:span><text:span text:style-name="T30_90"><text:s/></text:span><text:span text:style-name="T30_91">nieco</text:span><text:span text:style-name="T30_92"><text:s/></text:span><text:span text:style-name="T30_93">scen</text:span><text:span text:style-name="T30_94"><text:s/></text:span><text:span text:style-name="T30_95">z</text:span><text:span text:style-name="T30_96"><text:s/></text:span><text:span text:style-name="T30_97">serialu</text:span><text:span text:style-name="T30_98"><text:s/></text:span><text:span text:style-name="T30_99">oraz</text:span><text:span text:style-name="T30_100"><text:s/></text:span><text:span text:style-name="T30_101">innych</text:span><text:span text:style-name="T30_102"><text:s/></text:span><text:span text:style-name="T30_103">animacji</text:span><text:span text:style-name="T30_104"><text:s/></text:span><text:span text:style-name="T30_105">i</text:span><text:span text:style-name="T30_106"><text:s/></text:span><text:span text:style-name="T30_107">wspaniale</text:span><text:span text:style-name="T30_108"><text:s/></text:span><text:span text:style-name="T30_109">podłożył</text:span><text:span text:style-name="T30_110"><text:s/></text:span><text:span text:style-name="T30_111">je</text:span><text:span text:style-name="T30_112"><text:s/></text:span><text:span text:style-name="T30_113">pod</text:span><text:span text:style-name="T30_114"><text:s/></text:span><text:span text:style-name="T30_115">mroczną</text:span><text:span text:style-name="T30_116"><text:s/></text:span><text:span text:style-name="T30_117">melodię</text:span><text:span text:style-name="T30_118">.<text:s/></text:span><text:span text:style-name="T30_119">Osobiście</text:span><text:span text:style-name="T30_120"><text:s/></text:span><text:span text:style-name="T30_121">uważam</text:span><text:span text:style-name="T30_122">,<text:s/></text:span><text:span text:style-name="T30_123">że</text:span><text:span text:style-name="T30_124"><text:s/></text:span><text:span text:style-name="T30_125">najlepiej</text:span><text:span text:style-name="T30_126"><text:s/></text:span><text:span text:style-name="T30_127">wyszły</text:span><text:span text:style-name="T30_128"><text:s/></text:span><text:span text:style-name="T30_129">mu</text:span><text:span text:style-name="T30_130"><text:s/></text:span><text:span text:style-name="T30_131">fragmenty</text:span><text:span text:style-name="T30_132">,<text:s/></text:span><text:span text:style-name="T30_133">w</text:span><text:span text:style-name="T30_134"><text:s/></text:span><text:span text:style-name="T30_135">których</text:span><text:span text:style-name="T30_136"><text:s/></text:span><text:span text:style-name="T30_137">występują</text:span><text:span text:style-name="T30_138"><text:s/></text:span><text:span text:style-name="T30_139">Rarity</text:span><text:span text:style-name="T30_140"><text:s/></text:span><text:span text:style-name="T30_141">oraz</text:span><text:span text:style-name="T30_142"><text:s/></text:span><text:span text:style-name="T30_143">Iron</text:span><text:span text:style-name="T30_144"><text:s/></text:span><text:span text:style-name="T30_145">Will</text:span><text:span text:style-name="T30_146">,<text:s/></text:span><text:span text:style-name="T30_147">chociaż</text:span><text:span text:style-name="T30_148"><text:s/></text:span><text:span text:style-name="T30_149">również</text:span><text:span text:style-name="T30_150"><text:s/></text:span><text:span text:style-name="T30_151">inne</text:span><text:span text:style-name="T30_152"><text:s/></text:span><text:span text:style-name="T30_153">postacie</text:span><text:span text:style-name="T30_154"><text:s/></text:span><text:span text:style-name="T30_155">mają</text:span><text:span text:style-name="T30_156"><text:s/></text:span><text:span text:style-name="T30_157">tu</text:span><text:span text:style-name="T30_158"><text:s/></text:span><text:span text:style-name="T30_159">swoje</text:span><text:span text:style-name="T30_160"><text:s/></text:span><text:span text:style-name="T30_161">ważne</text:span><text:span text:style-name="T30_162"><text:s/></text:span><text:span text:style-name="T30_163">role</text:span><text:span text:style-name="T30_164">.<text:s/></text:span><text:span text:style-name="T30_165">No</text:span><text:span text:style-name="T30_166"><text:s/></text:span><text:span text:style-name="T30_167">i</text:span><text:span text:style-name="T30_168"><text:s/></text:span><text:span text:style-name="T30_169">Nightmare</text:span><text:span text:style-name="T30_170"><text:s/></text:span><text:span text:style-name="T30_171">Moon</text:span><text:span text:style-name="T30_172"><text:s/></text:span><text:span text:style-name="T30_173">jako</text:span><text:span text:style-name="T30_174"><text:s/></text:span><text:span text:style-name="T30_175">Repo</text:span><text:span text:style-name="T30_176">-</text:span><text:span text:style-name="T30_177">man</text:span><text:span text:style-name="T30_178"><text:s/></text:span><text:span text:style-name="T30_179">pasuje</text:span><text:span text:style-name="T30_180"><text:s/></text:span><text:span text:style-name="T30_181">wprost</text:span><text:span text:style-name="T30_182"><text:s/></text:span><text:span text:style-name="T30_183">idealnie</text:span><text:span text:style-name="T30_184">.</text:span></text:p>
      <text:p text:style-name="P31"/>
      <text:p text:style-name="P32"><text:span text:style-name="T32_1">Link</text:span><text:span text:style-name="T32_2"><text:s/></text:span><text:span text:style-name="T32_3">do</text:span><text:span text:style-name="T32_4"><text:s/></text:span><text:span text:style-name="T32_5">obrazka</text:span><text:span text:style-name="T32_6">:</text:span></text:p>
      <text:p text:style-name="P33"><text:span text:style-name="T33_1">Link</text:span><text:span text:style-name="T33_2"><text:s/></text:span><text:span text:style-name="T33_3">do</text:span><text:span text:style-name="T33_4"><text:s/></text:span><text:span text:style-name="T33_5">źródła</text:span><text:span text:style-name="T33_6">:<text:s/></text:span><text:span text:style-name="T33_7"><text:a xlink:type="simple" xlink:href="https://www.youtube.com/watch?v=fcR8c7KwAq0"><text:span text:style-name="T33_8">https</text:span></text:a></text:span><text:span text:style-name="T33_9"><text:a xlink:type="simple" xlink:href="https://www.youtube.com/watch?v=fcR8c7KwAq0"><text:span text:style-name="T33_10">://</text:span></text:a></text:span><text:span text:style-name="T33_11"><text:a xlink:type="simple" xlink:href="https://www.youtube.com/watch?v=fcR8c7KwAq0"><text:span text:style-name="T33_12">www</text:span></text:a></text:span><text:span text:style-name="T33_13"><text:a xlink:type="simple" xlink:href="https://www.youtube.com/watch?v=fcR8c7KwAq0"><text:span text:style-name="T33_14">.</text:span></text:a></text:span><text:span text:style-name="T33_15"><text:a xlink:type="simple" xlink:href="https://www.youtube.com/watch?v=fcR8c7KwAq0"><text:span text:style-name="T33_16">youtube</text:span></text:a></text:span><text:span text:style-name="T33_17"><text:a xlink:type="simple" xlink:href="https://www.youtube.com/watch?v=fcR8c7KwAq0"><text:span text:style-name="T33_18">.</text:span></text:a></text:span><text:span text:style-name="T33_19"><text:a xlink:type="simple" xlink:href="https://www.youtube.com/watch?v=fcR8c7KwAq0"><text:span text:style-name="T33_20">com</text:span></text:a></text:span><text:span text:style-name="T33_21"><text:a xlink:type="simple" xlink:href="https://www.youtube.com/watch?v=fcR8c7KwAq0"><text:span text:style-name="T33_22">/</text:span></text:a></text:span><text:span text:style-name="T33_23"><text:a xlink:type="simple" xlink:href="https://www.youtube.com/watch?v=fcR8c7KwAq0"><text:span text:style-name="T33_24">watch</text:span></text:a></text:span><text:span text:style-name="T33_25"><text:a xlink:type="simple" xlink:href="https://www.youtube.com/watch?v=fcR8c7KwAq0"><text:span text:style-name="T33_26">?</text:span></text:a></text:span><text:span text:style-name="T33_27"><text:a xlink:type="simple" xlink:href="https://www.youtube.com/watch?v=fcR8c7KwAq0"><text:span text:style-name="T33_28">v</text:span></text:a></text:span><text:span text:style-name="T33_29"><text:a xlink:type="simple" xlink:href="https://www.youtube.com/watch?v=fcR8c7KwAq0"><text:span text:style-name="T33_30">=</text:span></text:a></text:span><text:span text:style-name="T33_31"><text:a xlink:type="simple" xlink:href="https://www.youtube.com/watch?v=fcR8c7KwAq0"><text:span text:style-name="T33_32">fcR</text:span></text:a></text:span><text:span text:style-name="T33_33"><text:a xlink:type="simple" xlink:href="https://www.youtube.com/watch?v=fcR8c7KwAq0"><text:span text:style-name="T33_34">8</text:span></text:a></text:span><text:span text:style-name="T33_35"><text:a xlink:type="simple" xlink:href="https://www.youtube.com/watch?v=fcR8c7KwAq0"><text:span text:style-name="T33_36">c</text:span></text:a></text:span><text:span text:style-name="T33_37"><text:a xlink:type="simple" xlink:href="https://www.youtube.com/watch?v=fcR8c7KwAq0"><text:span text:style-name="T33_38">7</text:span></text:a></text:span><text:span text:style-name="T33_39"><text:a xlink:type="simple" xlink:href="https://www.youtube.com/watch?v=fcR8c7KwAq0"><text:span text:style-name="T33_40">KwAq</text:span></text:a></text:span><text:span text:style-name="T33_41"><text:a xlink:type="simple" xlink:href="https://www.youtube.com/watch?v=fcR8c7KwAq0"><text:span text:style-name="T33_42">0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